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5.56cm"/>
    </style:style>
    <style:style style:name="co4" style:family="table-column">
      <style:table-column-properties fo:break-before="auto" style:column-width="5.389cm"/>
    </style:style>
    <style:style style:name="co5" style:family="table-column">
      <style:table-column-properties fo:break-before="auto" style:column-width="5.759cm"/>
    </style:style>
    <style:style style:name="co6" style:family="table-column">
      <style:table-column-properties fo:break-before="auto" style:column-width="5.846cm"/>
    </style:style>
    <style:style style:name="co7" style:family="table-column">
      <style:table-column-properties fo:break-before="auto" style:column-width="8.962cm"/>
    </style:style>
    <style:style style:name="co8" style:family="table-column">
      <style:table-column-properties fo:break-before="auto" style:column-width="4.577cm"/>
    </style:style>
    <style:style style:name="co9" style:family="table-column">
      <style:table-column-properties fo:break-before="auto" style:column-width="3.939cm"/>
    </style:style>
    <style:style style:name="co10" style:family="table-column">
      <style:table-column-properties fo:break-before="auto" style:column-width="4.745cm"/>
    </style:style>
    <style:style style:name="co11" style:family="table-column">
      <style:table-column-properties fo:break-before="auto" style:column-width="4.244cm"/>
    </style:style>
    <style:style style:name="co12" style:family="table-column">
      <style:table-column-properties fo:break-before="auto" style:column-width="4.193cm"/>
    </style:style>
    <style:style style:name="co13" style:family="table-column">
      <style:table-column-properties fo:break-before="auto" style:column-width="4.023cm"/>
    </style:style>
    <style:style style:name="co14" style:family="table-column">
      <style:table-column-properties fo:break-before="auto" style:column-width="3.411cm"/>
    </style:style>
    <style:style style:name="co15" style:family="table-column">
      <style:table-column-properties fo:break-before="auto" style:column-width="3.99cm"/>
    </style:style>
    <style:style style:name="co16" style:family="table-column">
      <style:table-column-properties fo:break-before="auto" style:column-width="2.842cm"/>
    </style:style>
    <style:style style:name="co17" style:family="table-column">
      <style:table-column-properties fo:break-before="auto" style:column-width="3.115cm"/>
    </style:style>
    <style:style style:name="ro1" style:family="table-row">
      <style:table-row-properties style:row-height="0.40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cell-protect="none" style:print-content="true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style:font-name="Arial1" style:font-name-asian="DejaVu Sans"/>
    </style:style>
    <style:style style:name="ce4" style:family="table-cell" style:parent-style-name="Default" style:data-style-name="N11">
      <style:text-properties style:font-name="Arial1" style:font-name-asian="DejaVu Sans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Uso de Internet por Loca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table:number-columns-repeated="2"/>
          <table:table-cell table:style-name="ce1" office:value-type="string">
            <text:p>Em casa</text:p>
          </table:table-cell>
          <table:table-cell table:style-name="ce1" office:value-type="string">
            <text:p>Na escola</text:p>
          </table:table-cell>
          <table:table-cell table:style-name="ce1" office:value-type="string">
            <text:p>Na lan-house</text:p>
          </table:table-cell>
          <table:table-cell table:style-name="ce1" office:value-type="string">
            <text:p>Em espaços públicos</text:p>
          </table:table-cell>
          <table:table-cell table:style-name="ce1"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1 [Outro]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De vez em quando</text:p>
          </table:table-cell>
          <table:table-cell>
            <draw:frame table:end-cell-address="'Uso de Internet por Local'.I34" table:end-x="0.487cm" table:end-y="0.026cm" draw:z-index="0" draw:style-name="gr1" svg:width="18cm" svg:height="12.286cm" svg:x="0.345cm" svg:y="0.16cm">
              <draw:object draw:notify-on-update-of-ranges="'Uso de Internet por Local'.C524:'Uso de Internet por Local'.F524 'Uso de Internet por Local'.B525:'Uso de Internet por Local'.B525 'Uso de Internet por Local'.C525:'Uso de Internet por Local'.F525 'Uso de Internet por Local'.B526:'Uso de Internet por Local'.B526 'Uso de Internet por Local'.C526:'Uso de Internet por Local'.F526 'Uso de Internet por Local'.B527:'Uso de Internet por Local'.B527 'Uso de Internet por Local'.C527:'Uso de Internet por Local'.F527 'Uso de Internet por Local'.B528:'Uso de Internet por Local'.B528 'Uso de Internet por Local'.C528:'Uso de Internet por Local'.F528 'Uso de Internet por Local'.B529:'Uso de Internet por Local'.B529 'Uso de Internet por Local'.C529:'Uso de Internet por Local'.F5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style-name="ce1"/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style-name="ce1"/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style-name="ce1"/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style-name="ce1"/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style-name="ce1"/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style-name="ce1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style-name="ce1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/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style-name="ce1"/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style-name="ce1"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7">
            <text:p>37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style-name="ce1"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1 a 3 vezes por semana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style-name="ce1"/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style-name="ce1"/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/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8">
            <text:p>28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4">
            <text:p>1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7">
            <text:p>17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988">
            <text:p>198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/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3">
            <text:p>13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/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1 a 3 vezes por semana</text:p>
          </table:table-cell>
          <table:table-cell table:number-columns-repeated="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1 a 3 vezes por semana</text:p>
          </table:table-cell>
          <table:table-cell table:number-columns-repeated="4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Nunca</text:p>
          </table:table-cell>
          <table:table-cell table:number-columns-repeated="4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107">
            <text:p>107</text:p>
          </table:table-cell>
          <table:table-cell/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4">
            <text:p>34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5">
            <text:p>25</text:p>
          </table:table-cell>
          <table:table-cell office:value-type="string">
            <text:p>1 a 3 vezes por semana</text:p>
          </table:table-cell>
          <table:table-cell table:number-columns-repeated="5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3">
            <text:p>13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style-name="ce1"/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style-name="ce1"/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8">
            <text:p>18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style-name="ce1"/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1">
            <text:p>1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0">
            <text:p>2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style-name="ce1"/>
          <table:table-cell/>
        </table:table-row>
        <table:table-row table:style-name="ro1">
          <table:table-cell office:value-type="float" office:value="135">
            <text:p>135</text:p>
          </table:table-cell>
          <table:table-cell/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4">
            <text:p>2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3">
            <text:p>23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Todos os dias</text:p>
          </table:table-cell>
          <table:table-cell/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/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/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/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">
            <text:p>16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1">
            <text:p>11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2">
            <text:p>12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0">
            <text:p>2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2">
            <text:p>12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6">
            <text:p>16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4">
            <text:p>14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5">
            <text:p>15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/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">
            <text:p>9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/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/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3">
            <text:p>13</text:p>
          </table:table-cell>
          <table:table-cell office:value-type="string">
            <text:p>De vez em quando</text:p>
          </table:table-cell>
          <table:table-cell table:number-columns-repeated="5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Todos os dias</text:p>
          </table:table-cell>
          <table:table-cell/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/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5">
            <text:p>15</text:p>
          </table:table-cell>
          <table:table-cell table:number-columns-repeated="4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1">
            <text:p>11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4">
            <text:p>14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2">
            <text:p>12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4">
            <text:p>14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0">
            <text:p>10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6">
            <text:p>16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0">
            <text:p>10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8">
            <text:p>18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0">
            <text:p>20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3">
            <text:p>13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3">
            <text:p>13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5">
            <text:p>15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0">
            <text:p>10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e vez em quando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5">
            <text:p>15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0">
            <text:p>10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0">
            <text:p>10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0">
            <text:p>2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8">
            <text:p>8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/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5">
            <text:p>15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">
            <text:p>3</text:p>
          </table:table-cell>
          <table:table-cell office:value-type="string">
            <text:p>1 a 3 vezes por semana</text:p>
          </table:table-cell>
          <table:table-cell table:number-columns-repeated="5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/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40">
            <text:p>40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5">
            <text:p>5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8">
            <text:p>8</text:p>
          </table:table-cell>
          <table:table-cell office:value-type="string">
            <text:p>1 a 3 vezes por semana</text:p>
          </table:table-cell>
          <table:table-cell table:number-columns-repeated="5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4">
            <text:p>14</text:p>
          </table:table-cell>
          <table:table-cell office:value-type="string">
            <text:p>1 a 3 vezes por semana</text:p>
          </table:table-cell>
          <table:table-cell table:number-columns-repeated="5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37">
            <text:p>37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4">
            <text:p>4</text:p>
          </table:table-cell>
          <table:table-cell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44">
            <text:p>4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8">
            <text:p>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4">
            <text:p>1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3">
            <text:p>3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1">
            <text:p>11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0">
            <text:p>2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1">
            <text:p>11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/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number-columns-repeated="3"/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2">
            <text:p>2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1">
            <text:p>11</text:p>
          </table:table-cell>
          <table:table-cell office:value-type="string">
            <text:p>Nunca</text:p>
          </table:table-cell>
          <table:table-cell table:number-columns-repeated="3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6">
            <text:p>6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2">
            <text:p>12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50">
            <text:p>50</text:p>
          </table:table-cell>
          <table:table-cell office:value-type="string">
            <text:p>De vez em quando</text:p>
          </table:table-cell>
          <table:table-cell table:number-columns-repeated="5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8">
            <text:p>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string">
            <text:p>De vez em quando</text:p>
          </table:table-cell>
          <table:table-cell table:number-columns-repeated="5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5">
            <text:p>15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0">
            <text:p>2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8">
            <text:p>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8">
            <text:p>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30">
            <text:p>3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/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5">
            <text:p>25</text:p>
          </table:table-cell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9">
            <text:p>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0">
            <text:p>10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31">
            <text:p>31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/>
          <table:table-cell table:number-columns-repeated="4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4">
            <text:p>14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30">
            <text:p>3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3">
            <text:p>13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1">
            <text:p>11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40">
            <text:p>40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7">
            <text:p>17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0">
            <text:p>10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29">
            <text:p>29</text:p>
          </table:table-cell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7">
            <text:p>7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1">
            <text:p>1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9">
            <text:p>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410">
            <text:p>410</text:p>
          </table:table-cell>
          <table:table-cell/>
          <table:table-cell table:number-columns-repeated="4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20">
            <text:p>2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36">
            <text:p>36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3">
            <text:p>23</text:p>
          </table:table-cell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8">
            <text:p>8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1">
            <text:p>11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Todos os dias</text:p>
          </table:table-cell>
          <table:table-cell/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De vez em quando</text:p>
          </table:table-cell>
          <table:table-cell table:number-columns-repeated="4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8">
            <text:p>1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4">
            <text:p>1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0">
            <text:p>2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3">
            <text:p>13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/>
          <table:table-cell table:number-columns-repeated="2" office:value-type="string">
            <text:p>Nunca</text:p>
          </table:table-cell>
          <table:table-cell/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/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/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5">
            <text:p>15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/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20">
            <text:p>2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/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8">
            <text:p>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6">
            <text:p>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/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9">
            <text:p>1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8">
            <text:p>1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2">
            <text:p>12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4">
            <text:p>14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1">
            <text:p>11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3">
            <text:p>13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7">
            <text:p>17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5">
            <text:p>15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4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6">
            <text:p>6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25">
            <text:p>2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4">
            <text:p>4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5">
            <text:p>15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">
            <text:p>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7">
            <text:p>7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7">
            <text:p>517</text:p>
          </table:table-cell>
          <table:table-cell/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22">
            <text:p>22</text:p>
          </table:table-cell>
          <table:table-cell office:value-type="string">
            <text:p>1 a 3 vezes por semana</text:p>
          </table:table-cell>
          <table:table-cell table:number-columns-repeated="5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5">
            <text:p>15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5">
            <text:p>25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27">
            <text:p>527</text:p>
          </table:table-cell>
          <table:table-cell/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0">
            <text:p>10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13">
            <text:p>13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8">
            <text:p>1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>
            <text:p>Em casa</text:p>
          </table:table-cell>
          <table:table-cell table:style-name="ce1" office:value-type="string">
            <text:p>Na escola</text:p>
          </table:table-cell>
          <table:table-cell table:style-name="ce1" office:value-type="string">
            <text:p>Na lan-house</text:p>
          </table:table-cell>
          <table:table-cell table:style-name="ce1" office:value-type="string">
            <text:p>Em espaços públicos</text:p>
          </table:table-cell>
          <table:table-cell>
            <draw:frame table:end-cell-address="'Uso de Internet por Local'.H548" table:end-x="6.292cm" table:end-y="0.343cm" draw:z-index="1" draw:style-name="gr1" svg:width="15.013cm" svg:height="9.672cm" svg:x="0.208cm" svg:y="0.287cm">
              <draw:object draw:notify-on-update-of-ranges="'Uso de Internet por Local'.B538:'Uso de Internet por Local'.B538 'Uso de Internet por Local'.C538:'Uso de Internet por Local'.F538 'Uso de Internet por Local'.B539:'Uso de Internet por Local'.B539 'Uso de Internet por Local'.C539:'Uso de Internet por Local'.F539 'Uso de Internet por Local'.B540:'Uso de Internet por Local'.B540 'Uso de Internet por Local'.C540:'Uso de Internet por Local'.F54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string">
            <text:p>Nunca</text:p>
          </table:table-cell>
          <table:table-cell table:style-name="ce2" table:formula="of:=DCOUNT([.C2:.C522];0;[.$B530:.$B531])/520" office:value-type="percentage" office:value="0.125">
            <text:p>12,50%</text:p>
          </table:table-cell>
          <table:table-cell table:style-name="ce2" table:formula="of:=DCOUNT([.D2:.D522];0;[.$B530:.$B531])/520" office:value-type="percentage" office:value="0.126923076923077">
            <text:p>12,69%</text:p>
          </table:table-cell>
          <table:table-cell table:style-name="ce2" table:formula="of:=DCOUNT([.E2:.E522];0;[.$B530:.$B531])/520" office:value-type="percentage" office:value="0.415384615384615">
            <text:p>41,54%</text:p>
          </table:table-cell>
          <table:table-cell table:style-name="ce2" table:formula="of:=DCOUNT([.F2:.F522];0;[.$B530:.$B531])/520" office:value-type="percentage" office:value="0.469230769230769">
            <text:p>46,92%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De vez em quando</text:p>
          </table:table-cell>
          <table:table-cell table:style-name="ce3" table:formula="of:=DCOUNT([.C2:.C522];0;[.$B532:.$B533])/520" office:value-type="percentage" office:value="0.05">
            <text:p>5,00%</text:p>
          </table:table-cell>
          <table:table-cell table:style-name="ce3" table:formula="of:=DCOUNT([.D2:.D522];0;[.$B532:.$B533])/520" office:value-type="percentage" office:value="0.448076923076923">
            <text:p>44,81%</text:p>
          </table:table-cell>
          <table:table-cell table:style-name="ce3" table:formula="of:=DCOUNT([.E2:.E522];0;[.$B532:.$B533])/520" office:value-type="percentage" office:value="0.373076923076923">
            <text:p>37,31%</text:p>
          </table:table-cell>
          <table:table-cell table:style-name="ce3" table:formula="of:=DCOUNT([.F2:.F522];0;[.$B532:.$B533])/520" office:value-type="percentage" office:value="0.340384615384615">
            <text:p>34,04%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1 a 3 vezes por semana</text:p>
          </table:table-cell>
          <table:table-cell table:style-name="ce3" table:formula="of:=DCOUNT([.C2:.C522];0;[.$B534:.$B535])/520" office:value-type="percentage" office:value="0.194230769230769">
            <text:p>19,42%</text:p>
          </table:table-cell>
          <table:table-cell table:style-name="ce3" table:formula="of:=DCOUNT([.D2:.D522];0;[.$B534:.$B535])/520" office:value-type="percentage" office:value="0.167307692307692">
            <text:p>16,73%</text:p>
          </table:table-cell>
          <table:table-cell table:style-name="ce3" table:formula="of:=DCOUNT([.E2:.E522];0;[.$B534:.$B535])/520" office:value-type="percentage" office:value="0.075">
            <text:p>7,50%</text:p>
          </table:table-cell>
          <table:table-cell table:style-name="ce3" table:formula="of:=DCOUNT([.F2:.F522];0;[.$B534:.$B535])/520" office:value-type="percentage" office:value="0.0442307692307692">
            <text:p>4,42%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Todos os dias</text:p>
          </table:table-cell>
          <table:table-cell table:style-name="ce3" table:formula="of:=DCOUNT([.C2:.C522];0;[.$B536:.$B537])/520" office:value-type="percentage" office:value="0.584615384615385">
            <text:p>58,46%</text:p>
          </table:table-cell>
          <table:table-cell table:style-name="ce3" table:formula="of:=DCOUNT([.D2:.D522];0;[.$B536:.$B537])/520" office:value-type="percentage" office:value="0.194230769230769">
            <text:p>19,42%</text:p>
          </table:table-cell>
          <table:table-cell table:style-name="ce3" table:formula="of:=DCOUNT([.E2:.E522];0;[.$B536:.$B537])/520" office:value-type="percentage" office:value="0.0134615384615385">
            <text:p>1,35%</text:p>
          </table:table-cell>
          <table:table-cell table:style-name="ce3" table:formula="of:=DCOUNT([.F2:.F522];0;[.$B536:.$B537])/520" office:value-type="percentage" office:value="0.0115384615384615">
            <text:p>1,15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ão respondeu</text:p>
          </table:table-cell>
          <table:table-cell table:style-name="ce2" table:formula="of:=1-SUM([.C525:.C528])" office:value-type="percentage" office:value="0.0461538461538461">
            <text:p>4,62%</text:p>
          </table:table-cell>
          <table:table-cell table:style-name="ce2" table:formula="of:=1-SUM([.D525:.D528])" office:value-type="percentage" office:value="0.0634615384615385">
            <text:p>6,35%</text:p>
          </table:table-cell>
          <table:table-cell table:style-name="ce2" table:formula="of:=1-SUM([.E525:.E528])" office:value-type="percentage" office:value="0.123076923076923">
            <text:p>12,31%</text:p>
          </table:table-cell>
          <table:table-cell table:style-name="ce2" table:formula="of:=1-SUM([.F525:.F528])" office:value-type="percentage" office:value="0.134615384615385">
            <text:p>13,46%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>
            <text:p>uso de computador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Nunca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string">
            <text:p>uso de computador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De vez em quando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string">
            <text:p>uso de computador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1 a 3 vezes por semana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string">
            <text:p>uso de computador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Todos os dias</text:p>
          </table:table-cell>
          <table:table-cell table:number-columns-repeated="6"/>
        </table:table-row>
        <table:table-row table:style-name="ro1">
          <table:table-cell/>
          <table:table-cell/>
          <table:table-cell table:style-name="ce1" office:value-type="string">
            <text:p>Em casa</text:p>
          </table:table-cell>
          <table:table-cell table:style-name="ce1" office:value-type="string">
            <text:p>Na escola</text:p>
          </table:table-cell>
          <table:table-cell table:style-name="ce1" office:value-type="string">
            <text:p>Na lan-house</text:p>
          </table:table-cell>
          <table:table-cell table:style-name="ce1" office:value-type="string">
            <text:p>Em espaços público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Uso por local</text:p>
          </table:table-cell>
          <table:table-cell table:style-name="ce2" table:formula="of:=SUM([.C526:.C528])" office:value-type="percentage" office:value="0.828846153846154">
            <text:p>82,88%</text:p>
          </table:table-cell>
          <table:table-cell table:style-name="ce2" table:formula="of:=SUM([.D526:.D528])" office:value-type="percentage" office:value="0.809615384615385">
            <text:p>80,96%</text:p>
          </table:table-cell>
          <table:table-cell table:style-name="ce2" table:formula="of:=SUM([.E526:.E528])" office:value-type="percentage" office:value="0.461538461538462">
            <text:p>46,15%</text:p>
          </table:table-cell>
          <table:table-cell table:style-name="ce2" table:formula="of:=SUM([.F526:.F528])" office:value-type="percentage" office:value="0.396153846153846">
            <text:p>39,62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ão respondeu</text:p>
          </table:table-cell>
          <table:table-cell table:style-name="ce2" table:formula="of:=[.C529]" office:value-type="percentage" office:value="0.0461538461538461">
            <text:p>4,62%</text:p>
          </table:table-cell>
          <table:table-cell table:style-name="ce2" table:formula="of:=[.D529]" office:value-type="percentage" office:value="0.0634615384615385">
            <text:p>6,35%</text:p>
          </table:table-cell>
          <table:table-cell table:style-name="ce2" table:formula="of:=[.E529]" office:value-type="percentage" office:value="0.123076923076923">
            <text:p>12,31%</text:p>
          </table:table-cell>
          <table:table-cell table:style-name="ce2" table:formula="of:=[.F529]" office:value-type="percentage" office:value="0.134615384615385">
            <text:p>13,46%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"/>
          <table:table-cell table:style-name="ce3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4"/>
        </table:table-row>
      </table:table>
      <table:table table:name="Uso de Internet por dispositivo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1" office:value-type="string">
            <text:p>Computador</text:p>
          </table:table-cell>
          <table:table-cell table:style-name="ce1" office:value-type="string">
            <text:p>Laptop</text:p>
          </table:table-cell>
          <table:table-cell table:style-name="ce1" office:value-type="string">
            <text:p>Celular/Palm</text:p>
          </table:table-cell>
          <table:table-cell table:style-name="ce1" office:value-type="string">
            <text:p>Video-Game</text:p>
          </table:table-cell>
        </table:table-row>
        <table:table-row table:style-name="ro1">
          <table:table-cell office:value-type="string">
            <text:p>id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  <draw:frame table:end-cell-address="'Uso de Internet por dispositivo'.M33" table:end-x="2.055cm" table:end-y="0.049cm" draw:z-index="0" draw:style-name="gr1" svg:width="18cm" svg:height="12.212cm" svg:x="4.589cm" svg:y="0.258cm">
              <draw:object draw:notify-on-update-of-ranges="'Uso de Internet por dispositivo'.B524:'Uso de Internet por dispositivo'.E524 'Uso de Internet por dispositivo'.A525:'Uso de Internet por dispositivo'.A525 'Uso de Internet por dispositivo'.B525:'Uso de Internet por dispositivo'.E525 'Uso de Internet por dispositivo'.A526:'Uso de Internet por dispositivo'.A526 'Uso de Internet por dispositivo'.B526:'Uso de Internet por dispositivo'.E526 'Uso de Internet por dispositivo'.A527:'Uso de Internet por dispositivo'.A527 'Uso de Internet por dispositivo'.B527:'Uso de Internet por dispositivo'.E527 'Uso de Internet por dispositivo'.A528:'Uso de Internet por dispositivo'.A528 'Uso de Internet por dispositivo'.B528:'Uso de Internet por dispositivo'.E528 'Uso de Internet por dispositivo'.A529:'Uso de Internet por dispositivo'.A529 'Uso de Internet por dispositivo'.B529:'Uso de Internet por dispositivo'.E52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table:number-columns-repeated="2"/>
          <table:table-cell office:value-type="string">
            <text:p>Todos os dia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/>
          <table:table-cell table:number-columns-repeated="3" office:value-type="string">
            <text:p>Todos os dias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De vez em quando</text:p>
          </table:table-cell>
          <table:table-cell/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4" office:value-type="string">
            <text:p>Todos os dias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4" office:value-type="string">
            <text:p>Todos os dias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Todos os dias</text:p>
          </table:table-cell>
          <table:table-cell/>
          <table:table-cell office:value-type="string">
            <text:p>Todos os dias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number-columns-repeated="3" office:value-type="string">
            <text:p>Todos os dias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298">
            <text:p>298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/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/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number-columns-repeated="2" office:value-type="string">
            <text:p>De vez em quando</text:p>
          </table:table-cell>
          <table:table-cell/>
          <table:table-cell office:value-type="string">
            <text:p>De vez em quando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/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Todos os dias</text:p>
          </table:table-cell>
          <table:table-cell/>
          <table:table-cell office:value-type="string">
            <text:p>Todos os dias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number-columns-repeated="4" office:value-type="string">
            <text:p>Nunca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/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table:number-columns-repeated="4" office:value-type="string">
            <text:p>Nunca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/>
          <table:table-cell table:number-columns-repeated="2" office:value-type="string">
            <text:p>Todos os dias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table:number-columns-repeated="3" office:value-type="string">
            <text:p>Todos os dias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431">
            <text:p>431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/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Todos os dias</text:p>
          </table:table-cell>
          <table:table-cell table:number-columns-repeated="2"/>
          <table:table-cell office:value-type="string">
            <text:p>De vez em quando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table:number-columns-repeated="3" office:value-type="string">
            <text:p>Todos os dias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table:number-columns-repeated="3" office:value-type="string">
            <text:p>Todos os dias</text:p>
          </table:table-cell>
          <table:table-cell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26">
            <text:p>526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Computador</text:p>
          </table:table-cell>
          <table:table-cell table:style-name="ce1" office:value-type="string">
            <text:p>Laptop</text:p>
          </table:table-cell>
          <table:table-cell table:style-name="ce1" office:value-type="string">
            <text:p>Celular/Palm</text:p>
          </table:table-cell>
          <table:table-cell table:style-name="ce1" office:value-type="string">
            <text:p>Video-Game</text:p>
          </table:table-cell>
        </table:table-row>
        <table:table-row table:style-name="ro1">
          <table:table-cell office:value-type="string">
            <text:p>Nunca</text:p>
          </table:table-cell>
          <table:table-cell table:style-name="ce2" table:formula="of:=DCOUNT([.B2:.B522];0;[.$A531:.$A532])/520" office:value-type="percentage" office:value="0.00961538461538462">
            <text:p>0,96%</text:p>
          </table:table-cell>
          <table:table-cell table:style-name="ce2" table:formula="of:=DCOUNT([.C2:.C522];0;[.$A531:.$A532])/520" office:value-type="percentage" office:value="0.267307692307692">
            <text:p>26,73%</text:p>
          </table:table-cell>
          <table:table-cell table:style-name="ce2" table:formula="of:=DCOUNT([.D2:.D522];0;[.$A531:.$A532])/520" office:value-type="percentage" office:value="0.555769230769231">
            <text:p>55,58%</text:p>
          </table:table-cell>
          <table:table-cell table:style-name="ce2" table:formula="of:=DCOUNT([.E2:.E522];0;[.$A531:.$A532])/520" office:value-type="percentage" office:value="0.719230769230769">
            <text:p>71,92%</text:p>
          </table:table-cell>
        </table:table-row>
        <table:table-row table:style-name="ro1">
          <table:table-cell table:style-name="ce1" office:value-type="string">
            <text:p>De vez em quando</text:p>
          </table:table-cell>
          <table:table-cell table:style-name="ce3" table:formula="of:=DCOUNT([.B2:.B522];0;[.$A533:.$A534])/520" office:value-type="percentage" office:value="0.109615384615385">
            <text:p>10,96%</text:p>
          </table:table-cell>
          <table:table-cell table:style-name="ce3" table:formula="of:=DCOUNT([.C2:.C522];0;[.$A533:.$A534])/520" office:value-type="percentage" office:value="0.328846153846154">
            <text:p>32,88%</text:p>
          </table:table-cell>
          <table:table-cell table:style-name="ce3" table:formula="of:=DCOUNT([.D2:.D522];0;[.$A533:.$A534])/520" office:value-type="percentage" office:value="0.176923076923077">
            <text:p>17,69%</text:p>
          </table:table-cell>
          <table:table-cell table:style-name="ce3" table:formula="of:=DCOUNT([.E2:.E522];0;[.$A533:.$A534])/520" office:value-type="percentage" office:value="0.1">
            <text:p>10,00%</text:p>
          </table:table-cell>
        </table:table-row>
        <table:table-row table:style-name="ro1">
          <table:table-cell table:style-name="ce1" office:value-type="string">
            <text:p>1 a 3 vezes por semana</text:p>
          </table:table-cell>
          <table:table-cell table:style-name="ce3" table:formula="of:=DCOUNT([.B2:.B522];0;[.$A535:.$A536])/520" office:value-type="percentage" office:value="0.242307692307692">
            <text:p>24,23%</text:p>
          </table:table-cell>
          <table:table-cell table:style-name="ce3" table:formula="of:=DCOUNT([.C2:.C522];0;[.$A535:.$A536])/520" office:value-type="percentage" office:value="0.117307692307692">
            <text:p>11,73%</text:p>
          </table:table-cell>
          <table:table-cell table:style-name="ce3" table:formula="of:=DCOUNT([.D2:.D522];0;[.$A535:.$A536])/520" office:value-type="percentage" office:value="0.0307692307692308">
            <text:p>3,08%</text:p>
          </table:table-cell>
          <table:table-cell table:style-name="ce3" table:formula="of:=DCOUNT([.E2:.E522];0;[.$A535:.$A536])/520" office:value-type="percentage" office:value="0.0192307692307692">
            <text:p>1,92%</text:p>
          </table:table-cell>
        </table:table-row>
        <table:table-row table:style-name="ro1">
          <table:table-cell table:style-name="ce1" office:value-type="string">
            <text:p>Todos os dias</text:p>
          </table:table-cell>
          <table:table-cell table:style-name="ce3" table:formula="of:=DCOUNT([.B2:.B522];0;[.$A537:.$A538])/520" office:value-type="percentage" office:value="0.625">
            <text:p>62,50%</text:p>
          </table:table-cell>
          <table:table-cell table:style-name="ce3" table:formula="of:=DCOUNT([.C2:.C522];0;[.$A537:.$A538])/520" office:value-type="percentage" office:value="0.213461538461538">
            <text:p>21,35%</text:p>
          </table:table-cell>
          <table:table-cell table:style-name="ce3" table:formula="of:=DCOUNT([.D2:.D522];0;[.$A537:.$A538])/520" office:value-type="percentage" office:value="0.111538461538462">
            <text:p>11,15%</text:p>
          </table:table-cell>
          <table:table-cell table:style-name="ce3" table:formula="of:=DCOUNT([.E2:.E522];0;[.$A537:.$A538])/520" office:value-type="percentage" office:value="0.0134615384615385">
            <text:p>1,35%</text:p>
          </table:table-cell>
        </table:table-row>
        <table:table-row table:style-name="ro1">
          <table:table-cell office:value-type="string">
            <text:p>Não respondeu</text:p>
          </table:table-cell>
          <table:table-cell table:style-name="ce2" table:formula="of:=1-SUM([.B525:.B528])" office:value-type="percentage" office:value="0.0134615384615385">
            <text:p>1,35%</text:p>
          </table:table-cell>
          <table:table-cell table:style-name="ce2" table:formula="of:=1-SUM([.C525:.C528])" office:value-type="percentage" office:value="0.073076923076923">
            <text:p>7,31%</text:p>
          </table:table-cell>
          <table:table-cell table:style-name="ce2" table:formula="of:=1-SUM([.D525:.D528])" office:value-type="percentage" office:value="0.125">
            <text:p>12,50%</text:p>
          </table:table-cell>
          <table:table-cell table:style-name="ce2" table:formula="of:=1-SUM([.E525:.E528])" office:value-type="percentage" office:value="0.148076923076923">
            <text:p>14,81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uso de computador</text:p>
          </table:table-cell>
          <table:table-cell table:number-columns-repeated="4"/>
        </table:table-row>
        <table:table-row table:style-name="ro1">
          <table:table-cell office:value-type="string">
            <text:p>Nun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uso de computador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 vez em quando</text:p>
          </table:table-cell>
          <table:table-cell table:number-columns-repeated="4"/>
        </table:table-row>
        <table:table-row table:style-name="ro1">
          <table:table-cell table:style-name="ce1" office:value-type="string">
            <text:p>uso de computador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 a 3 vezes por seman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uso de computador</text:p>
          </table:table-cell>
          <table:table-cell table:number-columns-repeated="4"/>
        </table:table-row>
        <table:table-row table:style-name="ro1">
          <table:table-cell table:style-name="ce1" office:value-type="string">
            <text:p>Todos os dias</text:p>
          </table:table-cell>
          <table:table-cell table:number-columns-repeated="4"/>
        </table:table-row>
      </table:table>
      <table:table table:name="Uso de Internet - Tipo de serviço" table:style-name="ta1" table:print="false">
        <table:table-column table:style-name="co11" table:default-cell-style-name="Default"/>
        <table:table-column table:style-name="co12" table:number-columns-repeated="9" table:default-cell-style-name="Default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>
            <text:p>email</text:p>
          </table:table-cell>
          <table:table-cell table:style-name="ce1" office:value-type="string">
            <text:p>jogos</text:p>
          </table:table-cell>
          <table:table-cell table:style-name="ce1" office:value-type="string">
            <text:p>blogs</text:p>
          </table:table-cell>
          <table:table-cell table:style-name="ce1" office:value-type="string">
            <text:p>fóruns</text:p>
          </table:table-cell>
          <table:table-cell table:style-name="ce1" office:value-type="string">
            <text:p>portais/notícias</text:p>
          </table:table-cell>
          <table:table-cell table:style-name="ce1" office:value-type="string">
            <text:p>m.i.</text:p>
          </table:table-cell>
          <table:table-cell table:style-name="ce1" office:value-type="string">
            <text:p>redes sociais</text:p>
          </table:table-cell>
          <table:table-cell table:style-name="ce1" office:value-type="string">
            <text:p>chat</text:p>
          </table:table-cell>
          <table:table-cell table:style-name="ce1" office:value-type="string">
            <text:p>vídeos</text:p>
          </table:table-cell>
          <table:table-cell table:style-name="ce1" table:number-columns-repeated="2"/>
        </table:table-row>
        <table:table-row table:style-name="ro1">
          <table:table-cell office:value-type="string">
            <text:p>id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6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table:number-columns-repeated="8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style-name="ce1"/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style-name="ce1"/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style-name="ce1"/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/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style-name="ce1"/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5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5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style-name="ce1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style-name="ce1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6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style-name="ce1"/>
          <table:table-cell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style-name="ce1"/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9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Todos os dias</text:p>
          </table:table-cell>
          <table:table-cell table:number-columns-repeated="4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/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/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Todos os dias</text:p>
          </table:table-cell>
          <table:table-cell table:number-columns-repeated="3"/>
          <table:table-cell office:value-type="string">
            <text:p>Todos os dias</text:p>
          </table:table-cell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1 a 3 vezes por semana</text:p>
          </table:table-cell>
          <table:table-cell table:number-columns-repeated="2"/>
          <table:table-cell table:number-columns-repeated="2" office:value-type="string">
            <text:p>1 a 3 vezes por semana</text:p>
          </table:table-cell>
          <table:table-cell table:number-columns-repeated="3"/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style-name="ce1"/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9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/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 a 3 vezes por semana</text:p>
          </table:table-cell>
          <table:table-cell/>
          <table:table-cell table:number-columns-repeated="3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table:style-name="ce1"/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/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1 a 3 vezes por semana</text:p>
          </table:table-cell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1 a 3 vezes por semana</text:p>
          </table:table-cell>
          <table:table-cell table:number-columns-repeated="10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1 a 3 vezes por semana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De vez em quando</text:p>
          </table:table-cell>
          <table:table-cell table:number-columns-repeated="6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5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string">
            <text:p>Todos os dias</text:p>
          </table:table-cell>
          <table:table-cell table:number-columns-repeated="3"/>
          <table:table-cell office:value-type="string">
            <text:p>Todos os dias</text:p>
          </table:table-cell>
          <table:table-cell table:number-columns-repeated="2"/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1 a 3 vezes por semana</text:p>
          </table:table-cell>
          <table:table-cell table:number-columns-repeated="5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number-columns-repeated="6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style-name="ce1"/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1 a 3 vezes por semana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/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Todos os dias</text:p>
          </table:table-cell>
          <table:table-cell table:number-columns-repeated="6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/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/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number-columns-repeated="5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/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string">
            <text:p>Todos os dias</text:p>
          </table:table-cell>
          <table:table-cell table:number-columns-repeated="2"/>
          <table:table-cell office:value-type="string">
            <text:p>Todos os dias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table:number-columns-repeated="11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/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/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/>
          <table:table-cell office:value-type="string">
            <text:p>De vez em quando</text:p>
          </table:table-cell>
          <table:table-cell table:style-name="ce1"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number-columns-repeated="11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4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number-columns-repeated="11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Todos os dias</text:p>
          </table:table-cell>
          <table:table-cell table:number-columns-repeated="2"/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/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5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4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1 a 3 vezes por semana</text:p>
          </table:table-cell>
          <table:table-cell/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Todos os dias</text:p>
          </table:table-cell>
          <table:table-cell table:number-columns-repeated="8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Todos os dias</text:p>
          </table:table-cell>
          <table:table-cell table:number-columns-repeated="3"/>
          <table:table-cell office:value-type="string">
            <text:p>Todos os dias</text:p>
          </table:table-cell>
          <table:table-cell/>
          <table:table-cell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/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number-columns-repeated="11"/>
        </table:table-row>
        <table:table-row table:style-name="ro1">
          <table:table-cell office:value-type="float" office:value="172">
            <text:p>172</text:p>
          </table:table-cell>
          <table:table-cell table:number-columns-repeated="4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number-columns-repeated="9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number-columns-repeated="4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3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4"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number-columns-repeated="6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7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Todos os dias</text:p>
          </table:table-cell>
          <table:table-cell table:number-columns-repeated="4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4"/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Todos os dias</text:p>
          </table:table-cell>
          <table:table-cell/>
          <table:table-cell table:number-columns-repeated="3" office:value-type="string">
            <text:p>Todos os dias</text:p>
          </table:table-cell>
          <table:table-cell table:number-columns-repeated="6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De vez em quando</text:p>
          </table:table-cell>
          <table:table-cell table:number-columns-repeated="4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number-columns-repeated="11"/>
        </table:table-row>
        <table:table-row table:style-name="ro1">
          <table:table-cell office:value-type="float" office:value="209">
            <text:p>209</text:p>
          </table:table-cell>
          <table:table-cell table:number-columns-repeated="11"/>
        </table:table-row>
        <table:table-row table:style-name="ro1">
          <table:table-cell office:value-type="float" office:value="210">
            <text:p>210</text:p>
          </table:table-cell>
          <table:table-cell table:number-columns-repeated="11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number-columns-repeated="11"/>
        </table:table-row>
        <table:table-row table:style-name="ro1">
          <table:table-cell office:value-type="float" office:value="216">
            <text:p>216</text:p>
          </table:table-cell>
          <table:table-cell table:number-columns-repeated="11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De vez em quando</text:p>
          </table:table-cell>
          <table:table-cell table:number-columns-repeated="3"/>
          <table:table-cell table:number-columns-repeated="2" office:value-type="string">
            <text:p>De vez em quando</text:p>
          </table:table-cell>
          <table:table-cell/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7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5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table:number-columns-repeated="3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/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De vez em quando</text:p>
          </table:table-cell>
          <table:table-cell/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Todos os dias</text:p>
          </table:table-cell>
          <table:table-cell table:number-columns-repeated="2"/>
          <table:table-cell office:value-type="string">
            <text:p>Todos os dias</text:p>
          </table:table-cell>
          <table:table-cell/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De vez em quando</text:p>
          </table:table-cell>
          <table:table-cell table:number-columns-repeated="2"/>
          <table:table-cell table:number-columns-repeated="3" office:value-type="string">
            <text:p>De vez em quando</text:p>
          </table:table-cell>
          <table:table-cell/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  <table:table-cell office:value-type="string">
            <text:p>De vez em quando</text:p>
          </table:table-cell>
          <table:table-cell table:number-columns-repeated="6"/>
        </table:table-row>
        <table:table-row table:style-name="ro1">
          <table:table-cell office:value-type="float" office:value="255">
            <text:p>255</text:p>
          </table:table-cell>
          <table:table-cell table:number-columns-repeated="5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Todos os dias</text:p>
          </table:table-cell>
          <table:table-cell table:number-columns-repeated="2"/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6"/>
        </table:table-row>
        <table:table-row table:style-name="ro1">
          <table:table-cell office:value-type="float" office:value="257">
            <text:p>257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/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/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/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number-columns-repeated="3"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Todos os dias</text:p>
          </table:table-cell>
          <table:table-cell table:number-columns-repeated="2"/>
          <table:table-cell table:number-columns-repeated="3"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number-columns-repeated="11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5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1 a 3 vezes por semana</text:p>
          </table:table-cell>
          <table:table-cell table:number-columns-repeated="3"/>
          <table:table-cell office:value-type="string">
            <text:p>1 a 3 vezes por semana</text:p>
          </table:table-cell>
          <table:table-cell table:number-columns-repeated="6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4"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Todos os dias</text:p>
          </table:table-cell>
          <table:table-cell/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Todos os dias</text:p>
          </table:table-cell>
          <table:table-cell table:number-columns-repeated="4"/>
          <table:table-cell table:number-columns-repeated="2"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number-columns-repeated="2"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1 a 3 vezes por semana</text:p>
          </table:table-cell>
          <table:table-cell table:number-columns-repeated="4"/>
          <table:table-cell table:number-columns-repeated="2" office:value-type="string">
            <text:p>1 a 3 vezes por semana</text:p>
          </table:table-cell>
          <table:table-cell/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5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Todos os dias</text:p>
          </table:table-cell>
          <table:table-cell table:number-columns-repeated="4"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number-columns-repeated="11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Todos os dias</text:p>
          </table:table-cell>
          <table:table-cell table:number-columns-repeated="4"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number-columns-repeated="11"/>
        </table:table-row>
        <table:table-row table:style-name="ro1">
          <table:table-cell office:value-type="float" office:value="333">
            <text:p>333</text:p>
          </table:table-cell>
          <table:table-cell table:number-columns-repeated="11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number-columns-repeated="11"/>
        </table:table-row>
        <table:table-row table:style-name="ro1">
          <table:table-cell office:value-type="float" office:value="337">
            <text:p>337</text:p>
          </table:table-cell>
          <table:table-cell table:number-columns-repeated="11"/>
        </table:table-row>
        <table:table-row table:style-name="ro1">
          <table:table-cell office:value-type="float" office:value="338">
            <text:p>338</text:p>
          </table:table-cell>
          <table:table-cell table:number-columns-repeated="11"/>
        </table:table-row>
        <table:table-row table:style-name="ro1">
          <table:table-cell office:value-type="float" office:value="339">
            <text:p>339</text:p>
          </table:table-cell>
          <table:table-cell table:number-columns-repeated="11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number-columns-repeated="11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4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number-columns-repeated="2" office:value-type="string">
            <text:p>Todos os dias</text:p>
          </table:table-cell>
          <table:table-cell table:number-columns-repeated="2"/>
          <table:table-cell table:number-columns-repeated="3" office:value-type="string">
            <text:p>Todos os dias</text:p>
          </table:table-cell>
          <table:table-cell/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5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9"/>
        </table:table-row>
        <table:table-row table:style-name="ro1">
          <table:table-cell office:value-type="float" office:value="357">
            <text:p>357</text:p>
          </table:table-cell>
          <table:table-cell table:number-columns-repeated="6"/>
          <table:table-cell office:value-type="string">
            <text:p>De vez em quando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/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De vez em quando</text:p>
          </table:table-cell>
          <table:table-cell table:number-columns-repeated="8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4"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4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number-columns-repeated="11"/>
        </table:table-row>
        <table:table-row table:style-name="ro1">
          <table:table-cell office:value-type="float" office:value="373">
            <text:p>373</text:p>
          </table:table-cell>
          <table:table-cell table:number-columns-repeated="11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Todos os dias</text:p>
          </table:table-cell>
          <table:table-cell table:number-columns-repeated="10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5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1 a 3 vezes por semana</text:p>
          </table:table-cell>
          <table:table-cell table:number-columns-repeated="5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number-columns-repeated="11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4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number-columns-repeated="4" office:value-type="string">
            <text:p>De vez em quando</text:p>
          </table:table-cell>
          <table:table-cell table:number-columns-repeated="4"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number-columns-repeated="4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number-columns-repeated="2" office:value-type="string">
            <text:p>De vez em quando</text:p>
          </table:table-cell>
          <table:table-cell table:number-columns-repeated="4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/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4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/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/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Todos os dias</text:p>
          </table:table-cell>
          <table:table-cell table:number-columns-repeated="4" office:value-type="string">
            <text:p>1 a 3 vezes por semana</text:p>
          </table:table-cell>
          <table:table-cell table:number-columns-repeated="4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number-columns-repeated="9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4"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De vez em quando</text:p>
          </table:table-cell>
          <table:table-cell table:number-columns-repeated="4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5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Todos os dias</text:p>
          </table:table-cell>
          <table:table-cell table:number-columns-repeated="3"/>
          <table:table-cell table:number-columns-repeated="2" office:value-type="string">
            <text:p>1 a 3 vezes por semana</text:p>
          </table:table-cell>
          <table:table-cell table:number-columns-repeated="2"/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Todos os dias</text:p>
          </table:table-cell>
          <table:table-cell/>
          <table:table-cell table:number-columns-repeated="2" office:value-type="string">
            <text:p>Todos os dias</text:p>
          </table:table-cell>
          <table:table-cell table:number-columns-repeated="7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1 a 3 vezes por semana</text:p>
          </table:table-cell>
          <table:table-cell table:number-columns-repeated="5"/>
          <table:table-cell office:value-type="string">
            <text:p>1 a 3 vezes por semana</text:p>
          </table:table-cell>
          <table:table-cell/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number-columns-repeated="5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/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5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4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4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number-columns-repeated="9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4"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/>
          <table:table-cell office:value-type="string">
            <text:p>1 a 3 vezes por semana</text:p>
          </table:table-cell>
          <table:table-cell/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number-columns-repeated="4"/>
          <table:table-cell office:value-type="string">
            <text:p>Todos os dias</text:p>
          </table:table-cell>
          <table:table-cell table:number-columns-repeated="6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number-columns-repeated="5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number-columns-repeated="11"/>
        </table:table-row>
        <table:table-row table:style-name="ro1">
          <table:table-cell office:value-type="float" office:value="451">
            <text:p>451</text:p>
          </table:table-cell>
          <table:table-cell table:number-columns-repeated="11"/>
        </table:table-row>
        <table:table-row table:style-name="ro1">
          <table:table-cell office:value-type="float" office:value="452">
            <text:p>452</text:p>
          </table:table-cell>
          <table:table-cell table:number-columns-repeated="11"/>
        </table:table-row>
        <table:table-row table:style-name="ro1">
          <table:table-cell office:value-type="float" office:value="453">
            <text:p>453</text:p>
          </table:table-cell>
          <table:table-cell table:number-columns-repeated="11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5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Todos os dias</text:p>
          </table:table-cell>
          <table:table-cell table:number-columns-repeated="3"/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4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table:number-columns-repeated="2"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6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table:number-columns-repeated="2" office:value-type="string">
            <text:p>1 a 3 vezes por seman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Todos os dias</text:p>
          </table:table-cell>
          <table:table-cell/>
          <table:table-cell office:value-type="string">
            <text:p>1 a 3 vezes por semana</text:p>
          </table:table-cell>
          <table:table-cell/>
          <table:table-cell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table:number-columns-repeated="4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Todos os dias</text:p>
          </table:table-cell>
          <table:table-cell table:number-columns-repeated="7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/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table:number-columns-repeated="11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/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3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03">
            <text:p>503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04">
            <text:p>504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1 a 3 vezes por semana</text:p>
          </table:table-cell>
          <table:table-cell table:number-columns-repeated="4"/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4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14">
            <text:p>514</text:p>
          </table:table-cell>
          <table:table-cell table:number-columns-repeated="2" office:value-type="string">
            <text:p>Todos os dias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1 a 3 vezes por semana</text:p>
          </table:table-cell>
          <table:table-cell table:number-columns-repeated="7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7">
            <text:p>517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Todos os dias</text:p>
          </table:table-cell>
          <table:table-cell table:number-columns-repeated="4"/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/>
          <table:table-cell table:style-name="ce1" office:value-type="string">
            <text:p>email</text:p>
          </table:table-cell>
          <table:table-cell table:style-name="ce1" office:value-type="string">
            <text:p>jogos</text:p>
          </table:table-cell>
          <table:table-cell table:style-name="ce1" office:value-type="string">
            <text:p>blogs</text:p>
          </table:table-cell>
          <table:table-cell table:style-name="ce1" office:value-type="string">
            <text:p>fóruns</text:p>
          </table:table-cell>
          <table:table-cell table:style-name="ce1" office:value-type="string">
            <text:p>portais/notícias</text:p>
          </table:table-cell>
          <table:table-cell table:style-name="ce1" office:value-type="string">
            <text:p>m.i.</text:p>
          </table:table-cell>
          <table:table-cell table:style-name="ce1" office:value-type="string">
            <text:p>redes sociais</text:p>
          </table:table-cell>
          <table:table-cell table:style-name="ce1" office:value-type="string">
            <text:p>chat</text:p>
          </table:table-cell>
          <table:table-cell table:style-name="ce1" office:value-type="string">
            <text:p>vídeos</text:p>
          </table:table-cell>
          <table:table-cell table:number-columns-repeated="2"/>
        </table:table-row>
        <table:table-row table:style-name="ro1">
          <table:table-cell office:value-type="string">
            <text:p>Nunca</text:p>
          </table:table-cell>
          <table:table-cell table:style-name="ce2" table:formula="of:=DCOUNT([.B2:.B522];0;[.$A531:.$A532])/520" office:value-type="percentage" office:value="0.00961538461538462">
            <text:p>0,96%</text:p>
          </table:table-cell>
          <table:table-cell table:style-name="ce2" table:formula="of:=DCOUNT([.C2:.C522];0;[.$A531:.$A532])/520" office:value-type="percentage" office:value="0.365384615384615">
            <text:p>36,54%</text:p>
          </table:table-cell>
          <table:table-cell table:style-name="ce2" table:formula="of:=DCOUNT([.D2:.D522];0;[.$A531:.$A532])/520" office:value-type="percentage" office:value="0.375">
            <text:p>37,50%</text:p>
          </table:table-cell>
          <table:table-cell table:style-name="ce2" table:formula="of:=DCOUNT([.E2:.E522];0;[.$A531:.$A532])/520" office:value-type="percentage" office:value="0.253846153846154">
            <text:p>25,38%</text:p>
          </table:table-cell>
          <table:table-cell table:style-name="ce2" table:formula="of:=DCOUNT([.F2:.F522];0;[.$A531:.$A532])/520" office:value-type="percentage" office:value="0.0480769230769231">
            <text:p>4,81%</text:p>
          </table:table-cell>
          <table:table-cell table:style-name="ce2" table:formula="of:=DCOUNT([.G2:.G522];0;[.$A531:.$A532])/520" office:value-type="percentage" office:value="0.075">
            <text:p>7,50%</text:p>
          </table:table-cell>
          <table:table-cell table:style-name="ce2" table:formula="of:=DCOUNT([.H2:.H522];0;[.$A531:.$A532])/520" office:value-type="percentage" office:value="0.242307692307692">
            <text:p>24,23%</text:p>
          </table:table-cell>
          <table:table-cell table:style-name="ce2" table:formula="of:=DCOUNT([.I2:.I522];0;[.$A531:.$A532])/520" office:value-type="percentage" office:value="0.511538461538462">
            <text:p>51,15%</text:p>
          </table:table-cell>
          <table:table-cell table:style-name="ce2" table:formula="of:=DCOUNT([.J2:.J522];0;[.$A531:.$A532])/520" office:value-type="percentage" office:value="0.0769230769230769">
            <text:p>7,69%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e vez em quando</text:p>
          </table:table-cell>
          <table:table-cell table:style-name="ce3" table:formula="of:=DCOUNT([.B2:.B522];0;[.$A533:.$A534])/520" office:value-type="percentage" office:value="0.109615384615385">
            <text:p>10,96%</text:p>
          </table:table-cell>
          <table:table-cell table:style-name="ce3" table:formula="of:=DCOUNT([.C2:.C522];0;[.$A533:.$A534])/520" office:value-type="percentage" office:value="0.4">
            <text:p>40,00%</text:p>
          </table:table-cell>
          <table:table-cell table:style-name="ce3" table:formula="of:=DCOUNT([.D2:.D522];0;[.$A533:.$A534])/520" office:value-type="percentage" office:value="0.342307692307692">
            <text:p>34,23%</text:p>
          </table:table-cell>
          <table:table-cell table:style-name="ce3" table:formula="of:=DCOUNT([.E2:.E522];0;[.$A533:.$A534])/520" office:value-type="percentage" office:value="0.419230769230769">
            <text:p>41,92%</text:p>
          </table:table-cell>
          <table:table-cell table:style-name="ce3" table:formula="of:=DCOUNT([.F2:.F522];0;[.$A533:.$A534])/520" office:value-type="percentage" office:value="0.267307692307692">
            <text:p>26,73%</text:p>
          </table:table-cell>
          <table:table-cell table:style-name="ce3" table:formula="of:=DCOUNT([.G2:.G522];0;[.$A533:.$A534])/520" office:value-type="percentage" office:value="0.198076923076923">
            <text:p>19,81%</text:p>
          </table:table-cell>
          <table:table-cell table:style-name="ce3" table:formula="of:=DCOUNT([.H2:.H522];0;[.$A533:.$A534])/520" office:value-type="percentage" office:value="0.225">
            <text:p>22,50%</text:p>
          </table:table-cell>
          <table:table-cell table:style-name="ce3" table:formula="of:=DCOUNT([.I2:.I522];0;[.$A533:.$A534])/520" office:value-type="percentage" office:value="0.273076923076923">
            <text:p>27,31%</text:p>
          </table:table-cell>
          <table:table-cell table:style-name="ce3" table:formula="of:=DCOUNT([.J2:.J522];0;[.$A533:.$A534])/520" office:value-type="percentage" office:value="0.448076923076923">
            <text:p>44,81%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 a 3 vezes por semana</text:p>
          </table:table-cell>
          <table:table-cell table:style-name="ce3" table:formula="of:=DCOUNT([.B2:.B522];0;[.$A535:.$A536])/520" office:value-type="percentage" office:value="0.257692307692308">
            <text:p>25,77%</text:p>
          </table:table-cell>
          <table:table-cell table:style-name="ce3" table:formula="of:=DCOUNT([.C2:.C522];0;[.$A535:.$A536])/520" office:value-type="percentage" office:value="0.075">
            <text:p>7,50%</text:p>
          </table:table-cell>
          <table:table-cell table:style-name="ce3" table:formula="of:=DCOUNT([.D2:.D522];0;[.$A535:.$A536])/520" office:value-type="percentage" office:value="0.109615384615385">
            <text:p>10,96%</text:p>
          </table:table-cell>
          <table:table-cell table:style-name="ce3" table:formula="of:=DCOUNT([.E2:.E522];0;[.$A535:.$A536])/520" office:value-type="percentage" office:value="0.165384615384615">
            <text:p>16,54%</text:p>
          </table:table-cell>
          <table:table-cell table:style-name="ce3" table:formula="of:=DCOUNT([.F2:.F522];0;[.$A535:.$A536])/520" office:value-type="percentage" office:value="0.282692307692308">
            <text:p>28,27%</text:p>
          </table:table-cell>
          <table:table-cell table:style-name="ce3" table:formula="of:=DCOUNT([.G2:.G522];0;[.$A535:.$A536])/520" office:value-type="percentage" office:value="0.225">
            <text:p>22,50%</text:p>
          </table:table-cell>
          <table:table-cell table:style-name="ce3" table:formula="of:=DCOUNT([.H2:.H522];0;[.$A535:.$A536])/520" office:value-type="percentage" office:value="0.186538461538462">
            <text:p>18,65%</text:p>
          </table:table-cell>
          <table:table-cell table:style-name="ce3" table:formula="of:=DCOUNT([.I2:.I522];0;[.$A535:.$A536])/520" office:value-type="percentage" office:value="0.0461538461538462">
            <text:p>4,62%</text:p>
          </table:table-cell>
          <table:table-cell table:style-name="ce3" table:formula="of:=DCOUNT([.J2:.J522];0;[.$A535:.$A536])/520" office:value-type="percentage" office:value="0.25">
            <text:p>25,00%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odos os dias</text:p>
          </table:table-cell>
          <table:table-cell table:style-name="ce3" table:formula="of:=DCOUNT([.B2:.B522];0;[.$A537:.$A538])/520" office:value-type="percentage" office:value="0.559615384615385">
            <text:p>55,96%</text:p>
          </table:table-cell>
          <table:table-cell table:style-name="ce3" table:formula="of:=DCOUNT([.C2:.C522];0;[.$A537:.$A538])/520" office:value-type="percentage" office:value="0.0442307692307692">
            <text:p>4,42%</text:p>
          </table:table-cell>
          <table:table-cell table:style-name="ce3" table:formula="of:=DCOUNT([.D2:.D522];0;[.$A537:.$A538])/520" office:value-type="percentage" office:value="0.0538461538461539">
            <text:p>5,38%</text:p>
          </table:table-cell>
          <table:table-cell table:style-name="ce3" table:formula="of:=DCOUNT([.E2:.E522];0;[.$A537:.$A538])/520" office:value-type="percentage" office:value="0.0461538461538462">
            <text:p>4,62%</text:p>
          </table:table-cell>
          <table:table-cell table:style-name="ce3" table:formula="of:=DCOUNT([.F2:.F522];0;[.$A537:.$A538])/520" office:value-type="percentage" office:value="0.307692307692308">
            <text:p>30,77%</text:p>
          </table:table-cell>
          <table:table-cell table:style-name="ce3" table:formula="of:=DCOUNT([.G2:.G522];0;[.$A537:.$A538])/520" office:value-type="percentage" office:value="0.388461538461538">
            <text:p>38,85%</text:p>
          </table:table-cell>
          <table:table-cell table:style-name="ce3" table:formula="of:=DCOUNT([.H2:.H522];0;[.$A537:.$A538])/520" office:value-type="percentage" office:value="0.240384615384615">
            <text:p>24,04%</text:p>
          </table:table-cell>
          <table:table-cell table:style-name="ce3" table:formula="of:=DCOUNT([.I2:.I522];0;[.$A537:.$A538])/520" office:value-type="percentage" office:value="0.0461538461538462">
            <text:p>4,62%</text:p>
          </table:table-cell>
          <table:table-cell table:style-name="ce3" table:formula="of:=DCOUNT([.J2:.J522];0;[.$A537:.$A538])/520" office:value-type="percentage" office:value="0.117307692307692">
            <text:p>11,73%</text:p>
          </table:table-cell>
          <table:table-cell table:number-columns-repeated="2"/>
        </table:table-row>
        <table:table-row table:style-name="ro1">
          <table:table-cell office:value-type="string">
            <text:p>Não respondeu</text:p>
          </table:table-cell>
          <table:table-cell table:style-name="ce2" table:formula="of:=1-SUM([.B525:.B528])" office:value-type="percentage" office:value="0.0634615384615385">
            <text:p>6,35%</text:p>
          </table:table-cell>
          <table:table-cell table:style-name="ce2" table:formula="of:=1-SUM([.C525:.C528])" office:value-type="percentage" office:value="0.115384615384615">
            <text:p>11,54%</text:p>
          </table:table-cell>
          <table:table-cell table:style-name="ce2" table:formula="of:=1-SUM([.D525:.D528])" office:value-type="percentage" office:value="0.119230769230769">
            <text:p>11,92%</text:p>
          </table:table-cell>
          <table:table-cell table:style-name="ce2" table:formula="of:=1-SUM([.E525:.E528])" office:value-type="percentage" office:value="0.115384615384615">
            <text:p>11,54%</text:p>
          </table:table-cell>
          <table:table-cell table:style-name="ce2" table:formula="of:=1-SUM([.F525:.F528])" office:value-type="percentage" office:value="0.0942307692307691">
            <text:p>9,42%</text:p>
          </table:table-cell>
          <table:table-cell table:style-name="ce2" table:formula="of:=1-SUM([.G525:.G528])" office:value-type="percentage" office:value="0.113461538461539">
            <text:p>11,35%</text:p>
          </table:table-cell>
          <table:table-cell table:style-name="ce2" table:formula="of:=1-SUM([.H525:.H528])" office:value-type="percentage" office:value="0.105769230769231">
            <text:p>10,58%</text:p>
          </table:table-cell>
          <table:table-cell table:style-name="ce2" table:formula="of:=1-SUM([.I525:.I528])" office:value-type="percentage" office:value="0.123076923076923">
            <text:p>12,31%</text:p>
          </table:table-cell>
          <table:table-cell table:style-name="ce2" table:formula="of:=1-SUM([.J525:.J528])" office:value-type="percentage" office:value="0.107692307692308">
            <text:p>10,77%</text:p>
          </table:table-cell>
          <table:table-cell table:number-columns-repeated="2"/>
        </table:table-row>
        <table:table-row table:style-name="ro1">
          <table:table-cell table:number-columns-repeated="2"/>
          <table:table-cell>
            <draw:frame table:end-cell-address="'Uso de Internet - Tipo de serviço'.G565" table:end-x="1.693cm" table:end-y="0.385cm" draw:z-index="0" draw:style-name="gr1" svg:width="18cm" svg:height="14.029cm" svg:x="0.401cm" svg:y="0.379cm">
              <draw:object draw:notify-on-update-of-ranges="'Uso de Internet - Tipo de serviço'.B524:'Uso de Internet - Tipo de serviço'.J524 'Uso de Internet - Tipo de serviço'.A525:'Uso de Internet - Tipo de serviço'.A525 'Uso de Internet - Tipo de serviço'.B525:'Uso de Internet - Tipo de serviço'.J525 'Uso de Internet - Tipo de serviço'.A526:'Uso de Internet - Tipo de serviço'.A526 'Uso de Internet - Tipo de serviço'.B526:'Uso de Internet - Tipo de serviço'.J526 'Uso de Internet - Tipo de serviço'.A527:'Uso de Internet - Tipo de serviço'.A527 'Uso de Internet - Tipo de serviço'.B527:'Uso de Internet - Tipo de serviço'.J527 'Uso de Internet - Tipo de serviço'.A528:'Uso de Internet - Tipo de serviço'.A528 'Uso de Internet - Tipo de serviço'.B528:'Uso de Internet - Tipo de serviço'.J528 'Uso de Internet - Tipo de serviço'.A529:'Uso de Internet - Tipo de serviço'.A529 'Uso de Internet - Tipo de serviço'.B529:'Uso de Internet - Tipo de serviço'.J52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style-name="ce1" office:value-type="string">
            <text:p>uso de computador</text:p>
          </table:table-cell>
          <table:table-cell table:number-columns-repeated="11"/>
        </table:table-row>
        <table:table-row table:style-name="ro1">
          <table:table-cell office:value-type="string">
            <text:p>Nunca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uso de computado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De vez em quando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uso de computado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 a 3 vezes por semana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uso de computado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Todos os dias</text:p>
          </table:table-cell>
          <table:table-cell table:number-columns-repeated="11"/>
        </table:table-row>
      </table:table>
      <table:table table:name="Internet - Sites de relacionamento" table:style-name="ta1" table:print="false">
        <table:table-column table:style-name="co13" table:default-cell-style-name="Default"/>
        <table:table-column table:style-name="co12" table:number-columns-repeated="6" table:default-cell-style-name="Default"/>
        <table:table-row table:style-name="ro1">
          <table:table-cell table:style-name="ce1"/>
          <table:table-cell table:style-name="ce1" office:value-type="string">
            <text:p>Orkut</text:p>
          </table:table-cell>
          <table:table-cell table:style-name="ce1" office:value-type="string">
            <text:p>MySpace</text:p>
          </table:table-cell>
          <table:table-cell table:style-name="ce1" office:value-type="string">
            <text:p>Facebook</text:p>
          </table:table-cell>
          <table:table-cell table:style-name="ce1" office:value-type="string">
            <text:p>Twitter</text:p>
          </table:table-cell>
          <table:table-cell table:style-name="ce1" office:value-type="string">
            <text:p>Não Usa</text:p>
          </table:table-cell>
          <table:table-cell table:style-name="ce1" office:value-type="string">
            <text:p>Outros</text:p>
          </table:table-cell>
        </table:table-row>
        <table:table-row table:style-name="ro1">
          <table:table-cell office:value-type="string">
            <text:p>id</text:p>
          </table:table-cell>
          <table:table-cell table:number-columns-repeated="6" office:value-type="string">
            <text:p>sites de relacionamento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Hi 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Sonico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Sonico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Tagged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Gaia Online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Skype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number-columns-repeated="5" office:value-type="string">
            <text:p>Não</text:p>
          </table:table-cell>
          <table:table-cell office:value-type="string">
            <text:p>MSN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5" office:value-type="string">
            <text:p>Não</text:p>
          </table:table-cell>
          <table:table-cell office:value-type="string">
            <text:p>MSN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5" office:value-type="string">
            <text:p>Não</text:p>
          </table:table-cell>
          <table:table-cell office:value-type="string">
            <text:p>MS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number-columns-repeated="3"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5" office:value-type="string">
            <text:p>Não</text:p>
          </table:table-cell>
          <table:table-cell office:value-type="string">
            <text:p>e-mail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number-columns-repeated="2"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Hi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Hi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Sonico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number-columns-repeated="5" office:value-type="string">
            <text:p>Não</text:p>
          </table:table-cell>
          <table:table-cell office:value-type="string">
            <text:p>Hi 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number-columns-repeated="2"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Sonico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hotmail, gmail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table:number-columns-repeated="4" office:value-type="string">
            <text:p>Sim</text:p>
          </table:table-cell>
          <table:table-cell office:value-type="string">
            <text:p>Não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 office:value-type="string">
            <text:p>Hi5, Sonico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table:number-columns-repeated="2"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Paltalk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 office:value-type="string">
            <text:p>Sonico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Google Groups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table:number-columns-repeated="5" office:value-type="string">
            <text:p>Não</text:p>
          </table:table-cell>
          <table:table-cell office:value-type="string">
            <text:p>e-mail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Skype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Fotolog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table:number-columns-repeated="3"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MSN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Blogs, MSN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table:number-columns-repeated="2"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 office:value-type="string">
            <text:p>imeen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 office:value-type="string">
            <text:p>flickr, carbonmade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 office:value-type="string">
            <text:p>Fotolog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table:number-columns-repeated="2"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02">
            <text:p>502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503">
            <text:p>503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504">
            <text:p>50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08">
            <text:p>50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15">
            <text:p>51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MSN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28">
            <text:p>528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MS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Orkut</text:p>
          </table:table-cell>
          <table:table-cell table:style-name="ce1" office:value-type="string">
            <text:p>MySpace</text:p>
          </table:table-cell>
          <table:table-cell table:style-name="ce1" office:value-type="string">
            <text:p>Facebook</text:p>
          </table:table-cell>
          <table:table-cell table:style-name="ce1" office:value-type="string">
            <text:p>Twitter</text:p>
          </table:table-cell>
          <table:table-cell table:style-name="ce1" office:value-type="string">
            <text:p>Não Usa</text:p>
          </table:table-cell>
          <table:table-cell table:style-name="ce1" office:value-type="string">
            <text:p>Outros</text:p>
          </table:table-cell>
        </table:table-row>
        <table:table-row table:style-name="ro1">
          <table:table-cell/>
          <table:table-cell table:style-name="ce2" table:formula="of:=DCOUNT([.B2:.B522];0;[.$A527:.$A528])/520" office:value-type="percentage" office:value="0.767307692307692">
            <text:p>76,73%</text:p>
          </table:table-cell>
          <table:table-cell table:style-name="ce2" table:formula="of:=DCOUNT([.C2:.C522];0;[.$A527:.$A528])/520" office:value-type="percentage" office:value="0.0884615384615385">
            <text:p>8,85%</text:p>
          </table:table-cell>
          <table:table-cell table:style-name="ce2" table:formula="of:=DCOUNT([.D2:.D522];0;[.$A527:.$A528])/520" office:value-type="percentage" office:value="0.0442307692307692">
            <text:p>4,42%</text:p>
          </table:table-cell>
          <table:table-cell table:style-name="ce2" table:formula="of:=DCOUNT([.E2:.E522];0;[.$A527:.$A528])/520" office:value-type="percentage" office:value="0.0153846153846154">
            <text:p>1,54%</text:p>
          </table:table-cell>
          <table:table-cell table:style-name="ce2" table:formula="of:=DCOUNT([.F2:.F522];0;[.$A527:.$A528])/520" office:value-type="percentage" office:value="0.144230769230769">
            <text:p>14,42%</text:p>
          </table:table-cell>
          <table:table-cell table:style-name="ce2" table:formula="of:=30/520" office:value-type="percentage" office:value="0.0576923076923077">
            <text:p>5,77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sites de relacionamento</text:p>
          </table:table-cell>
          <table:table-cell table:number-columns-repeated="6"/>
        </table:table-row>
        <table:table-row table:style-name="ro1">
          <table:table-cell office:value-type="string">
            <text:p>sim</text:p>
          </table:table-cell>
          <table:table-cell table:number-columns-repeated="6"/>
        </table:table-row>
        <table:table-row table:style-name="ro1">
          <table:table-cell/>
          <table:table-cell>
            <draw:frame table:end-cell-address="'Internet - Sites de relacionamento'.E555" table:end-x="1.673cm" table:end-y="0.29cm" draw:z-index="0" draw:style-name="gr1" svg:width="13.224cm" svg:height="10.308cm" svg:x="0.98cm" svg:y="0.399cm">
              <draw:object draw:notify-on-update-of-ranges="'Internet - Sites de relacionamento'.B524:'Internet - Sites de relacionamento'.B524 'Internet - Sites de relacionamento'.B525:'Internet - Sites de relacionamento'.B525 'Internet - Sites de relacionamento'.C524:'Internet - Sites de relacionamento'.C524 'Internet - Sites de relacionamento'.C525:'Internet - Sites de relacionamento'.C525 'Internet - Sites de relacionamento'.D524:'Internet - Sites de relacionamento'.D524 'Internet - Sites de relacionamento'.D525:'Internet - Sites de relacionamento'.D525 'Internet - Sites de relacionamento'.E524:'Internet - Sites de relacionamento'.E524 'Internet - Sites de relacionamento'.E525:'Internet - Sites de relacionamento'.E525 'Internet - Sites de relacionamento'.F524:'Internet - Sites de relacionamento'.F524 'Internet - Sites de relacionamento'.F525:'Internet - Sites de relacionamento'.F525 'Internet - Sites de relacionamento'.G524:'Internet - Sites de relacionamento'.G524 'Internet - Sites de relacionamento'.G525:'Internet - Sites de relacionamento'.G52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</table:table>
      <table:table table:name="Opinião sobre FebraceV" table:style-name="ta1" table:print="false">
        <office:forms form:automatic-focus="false" form:apply-design-mode="false"/>
        <table:table-column table:style-name="co14" table:number-columns-repeated="4" table:default-cell-style-name="Default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>
            <text:p>contato</text:p>
          </table:table-cell>
          <table:table-cell table:style-name="ce1" office:value-type="string">
            <text:p>trabalho online</text:p>
          </table:table-cell>
          <table:table-cell table:style-name="ce1" office:value-type="string">
            <text:p>feira virtual</text:p>
          </table:table-cell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table:number-columns-repeated="3" office:value-type="string">
            <text:p>opinião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oncordo</text:p>
          </table:table-cell>
          <table:table-cell table:number-columns-repeated="2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ncordo</text:p>
          </table:table-cell>
          <table:table-cell table:number-columns-repeated="2"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oncordo</text:p>
          </table:table-cell>
          <table:table-cell office:value-type="string">
            <text:p>Dis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Discordo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oncordo</text:p>
          </table:table-cell>
          <table:table-cell table:number-columns-repeated="2"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oncordo</text:p>
          </table:table-cell>
          <table:table-cell table:number-columns-repeated="2"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number-columns-repeated="3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Dis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number-columns-repeated="5"/>
        </table:table-row>
        <table:table-row table:style-name="ro1">
          <table:table-cell office:value-type="float" office:value="138">
            <text:p>138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number-columns-repeated="2"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151">
            <text:p>151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Concordo</text:p>
          </table:table-cell>
          <table:table-cell table:number-columns-repeated="2"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Concordo</text:p>
          </table:table-cell>
          <table:table-cell office:value-type="string">
            <text:p>Dis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number-columns-repeated="5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Concordo</text:p>
          </table:table-cell>
          <table:table-cell office:value-type="string">
            <text:p>Discordo totalmente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Concordo</text:p>
          </table:table-cell>
          <table:table-cell office:value-type="string">
            <text:p>Dis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Concordo totalmente</text:p>
          </table:table-cell>
          <table:table-cell office:value-type="string">
            <text:p>Dis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string">
            <text:p>Concordo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number-columns-repeated="5"/>
        </table:table-row>
        <table:table-row table:style-name="ro1">
          <table:table-cell office:value-type="float" office:value="209">
            <text:p>209</text:p>
          </table:table-cell>
          <table:table-cell table:number-columns-repeated="5"/>
        </table:table-row>
        <table:table-row table:style-name="ro1">
          <table:table-cell office:value-type="float" office:value="210">
            <text:p>210</text:p>
          </table:table-cell>
          <table:table-cell table:number-columns-repeated="5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number-columns-repeated="5"/>
        </table:table-row>
        <table:table-row table:style-name="ro1">
          <table:table-cell office:value-type="float" office:value="216">
            <text:p>216</text:p>
          </table:table-cell>
          <table:table-cell table:number-columns-repeated="5"/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Concordo</text:p>
          </table:table-cell>
          <table:table-cell table:number-columns-repeated="2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Concordo totalmente</text:p>
          </table:table-cell>
          <table:table-cell office:value-type="string">
            <text:p>Dis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number-columns-repeated="5"/>
        </table:table-row>
        <table:table-row table:style-name="ro1">
          <table:table-cell office:value-type="float" office:value="274">
            <text:p>27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number-columns-repeated="2"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Concordo</text:p>
          </table:table-cell>
          <table:table-cell table:number-columns-repeated="2"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number-columns-repeated="3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Neutro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321">
            <text:p>321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number-columns-repeated="5"/>
        </table:table-row>
        <table:table-row table:style-name="ro1">
          <table:table-cell office:value-type="float" office:value="333">
            <text:p>333</text:p>
          </table:table-cell>
          <table:table-cell table:number-columns-repeated="5"/>
        </table:table-row>
        <table:table-row table:style-name="ro1">
          <table:table-cell office:value-type="float" office:value="334">
            <text:p>334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number-columns-repeated="5"/>
        </table:table-row>
        <table:table-row table:style-name="ro1">
          <table:table-cell office:value-type="float" office:value="337">
            <text:p>337</text:p>
          </table:table-cell>
          <table:table-cell table:number-columns-repeated="5"/>
        </table:table-row>
        <table:table-row table:style-name="ro1">
          <table:table-cell office:value-type="float" office:value="338">
            <text:p>338</text:p>
          </table:table-cell>
          <table:table-cell table:number-columns-repeated="5"/>
        </table:table-row>
        <table:table-row table:style-name="ro1">
          <table:table-cell office:value-type="float" office:value="339">
            <text:p>339</text:p>
          </table:table-cell>
          <table:table-cell table:number-columns-repeated="5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number-columns-repeated="5"/>
        </table:table-row>
        <table:table-row table:style-name="ro1">
          <table:table-cell office:value-type="float" office:value="344">
            <text:p>344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Concordo totalmente</text:p>
          </table:table-cell>
          <table:table-cell/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number-columns-repeated="2"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number-columns-repeated="5"/>
        </table:table-row>
        <table:table-row table:style-name="ro1">
          <table:table-cell office:value-type="float" office:value="373">
            <text:p>373</text:p>
          </table:table-cell>
          <table:table-cell table:number-columns-repeated="5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number-columns-repeated="2"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3"/>
        </table:table-row>
        <table:table-row table:style-name="ro1">
          <table:table-cell office:value-type="float" office:value="384">
            <text:p>384</text:p>
          </table:table-cell>
          <table:table-cell/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Neutro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number-columns-repeated="2"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Neutro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number-columns-repeated="3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number-columns-repeated="5"/>
        </table:table-row>
        <table:table-row table:style-name="ro1">
          <table:table-cell office:value-type="float" office:value="451">
            <text:p>451</text:p>
          </table:table-cell>
          <table:table-cell table:number-columns-repeated="5"/>
        </table:table-row>
        <table:table-row table:style-name="ro1">
          <table:table-cell office:value-type="float" office:value="452">
            <text:p>452</text:p>
          </table:table-cell>
          <table:table-cell table:number-columns-repeated="5"/>
        </table:table-row>
        <table:table-row table:style-name="ro1">
          <table:table-cell office:value-type="float" office:value="453">
            <text:p>453</text:p>
          </table:table-cell>
          <table:table-cell table:number-columns-repeated="5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Concordo</text:p>
          </table:table-cell>
          <table:table-cell table:number-columns-repeated="2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table:number-columns-repeated="2"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Concordo</text:p>
          </table:table-cell>
          <table:table-cell table:number-columns-repeated="2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table:number-columns-repeated="5"/>
        </table:table-row>
        <table:table-row table:style-name="ro1">
          <table:table-cell office:value-type="float" office:value="493">
            <text:p>493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Concordo</text:p>
          </table:table-cell>
          <table:table-cell office:value-type="string">
            <text:p>Discordo totalmente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Concordo totalmente</text:p>
          </table:table-cell>
          <table:table-cell office:value-type="string">
            <text:p>Discordo totalmente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01">
            <text:p>501</text:p>
          </table:table-cell>
          <table:table-cell/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Neutro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Discordo totalmente</text:p>
          </table:table-cell>
          <table:table-cell table:number-columns-repeated="2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07">
            <text:p>507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08">
            <text:p>508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10">
            <text:p>510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11">
            <text:p>511</text:p>
          </table:table-cell>
          <table:table-cell table:number-columns-repeated="2"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13">
            <text:p>513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15">
            <text:p>515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16">
            <text:p>51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17">
            <text:p>51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Concordo totalmente</text:p>
          </table:table-cell>
          <table:table-cell office:value-type="string">
            <text:p>Discordo totalmente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519">
            <text:p>519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Neutro</text:p>
          </table:table-cell>
          <table:table-cell/>
          <table:table-cell>
            <draw:frame table:end-cell-address="'Opinião sobre FebraceV'.K534" table:end-x="2.095cm" table:end-y="0.185cm" draw:z-index="0" draw:style-name="gr1" svg:width="12.467cm" svg:height="9.728cm" svg:x="0.919cm" svg:y="0.073cm">
              <draw:object draw:notify-on-update-of-ranges="'Opinião sobre FebraceV'.A525:'Opinião sobre FebraceV'.A530 'Opinião sobre FebraceV'.B524:'Opinião sobre FebraceV'.B524 'Opinião sobre FebraceV'.B525:'Opinião sobre FebraceV'.B53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25">
            <text:p>525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26">
            <text:p>526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527">
            <text:p>52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Concordo</text:p>
          </table:table-cell>
          <table:table-cell table:number-columns-repeated="2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30">
            <text:p>530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31">
            <text:p>531</text:p>
          </table:table-cell>
          <table:table-cell table:number-columns-repeated="2"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32">
            <text:p>532</text:p>
          </table:table-cell>
          <table:table-cell table:number-columns-repeated="2"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33">
            <text:p>533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Pergunta 1</text:p>
          </table:table-cell>
          <table:table-cell table:style-name="ce1" office:value-type="string">
            <text:p>Pergunta 2</text:p>
          </table:table-cell>
          <table:table-cell table:style-name="ce1" office:value-type="string">
            <text:p>Pergunta 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oncordo totalmente</text:p>
          </table:table-cell>
          <table:table-cell table:style-name="ce2" table:formula="of:=DCOUNT([.B2:.B522];0;[.$A532:.$A533])/520" office:value-type="percentage" office:value="0.528846153846154">
            <text:p>52,88%</text:p>
          </table:table-cell>
          <table:table-cell table:style-name="ce2" table:formula="of:=DCOUNT([.C2:.C522];0;[.$A532:.$A533])/520" office:value-type="percentage" office:value="0.205769230769231">
            <text:p>20,58%</text:p>
          </table:table-cell>
          <table:table-cell table:style-name="ce2" table:formula="of:=DCOUNT([.D2:.D522];0;[.$A532:.$A533])/520" office:value-type="percentage" office:value="0.209615384615385">
            <text:p>20,96%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oncordo</text:p>
          </table:table-cell>
          <table:table-cell table:style-name="ce2" table:formula="of:=DCOUNT([.B2:.B522];0;[.$A534:.$A535])/520" office:value-type="percentage" office:value="0.353846153846154">
            <text:p>35,38%</text:p>
          </table:table-cell>
          <table:table-cell table:style-name="ce2" table:formula="of:=DCOUNT([.C2:.C522];0;[.$A534:.$A535])/520" office:value-type="percentage" office:value="0.430769230769231">
            <text:p>43,08%</text:p>
          </table:table-cell>
          <table:table-cell table:style-name="ce2" table:formula="of:=DCOUNT([.D2:.D522];0;[.$A534:.$A535])/520" office:value-type="percentage" office:value="0.426923076923077">
            <text:p>42,69%</text:p>
          </table:table-cell>
          <table:table-cell table:number-columns-repeated="2"/>
        </table:table-row>
        <table:table-row table:style-name="ro1">
          <table:table-cell table:style-name="ce1" office:value-type="string">
            <text:p>Neutro</text:p>
          </table:table-cell>
          <table:table-cell table:style-name="ce3" table:formula="of:=DCOUNT([.B2:.B522];0;[.$A536:.$A537])/520" office:value-type="percentage" office:value="0.0557692307692308">
            <text:p>5,58%</text:p>
          </table:table-cell>
          <table:table-cell table:style-name="ce3" table:formula="of:=DCOUNT([.C2:.C522];0;[.$A536:.$A537])/520" office:value-type="percentage" office:value="0.209615384615385">
            <text:p>20,96%</text:p>
          </table:table-cell>
          <table:table-cell table:style-name="ce3" table:formula="of:=DCOUNT([.D2:.D522];0;[.$A536:.$A537])/520" office:value-type="percentage" office:value="0.207692307692308">
            <text:p>20,77%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iscordo</text:p>
          </table:table-cell>
          <table:table-cell table:style-name="ce3" table:formula="of:=DCOUNT([.B2:.B522];0;[.$A538:.$A539])/520" office:value-type="percentage" office:value="0.00192307692307692">
            <text:p>0,19%</text:p>
          </table:table-cell>
          <table:table-cell table:style-name="ce3" table:formula="of:=DCOUNT([.C2:.C522];0;[.$A538:.$A539])/520" office:value-type="percentage" office:value="0.075">
            <text:p>7,50%</text:p>
          </table:table-cell>
          <table:table-cell table:style-name="ce3" table:formula="of:=DCOUNT([.D2:.D522];0;[.$A538:.$A539])/520" office:value-type="percentage" office:value="0.0711538461538462">
            <text:p>7,12%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iscordo totalmente</text:p>
          </table:table-cell>
          <table:table-cell table:style-name="ce3" table:formula="of:=DCOUNT([.B2:.B522];0;[.$A540:.$A541])/520" office:value-type="percentage" office:value="0.00384615384615385">
            <text:p>0,38%</text:p>
          </table:table-cell>
          <table:table-cell table:style-name="ce3" table:formula="of:=DCOUNT([.C2:.C522];0;[.$A540:.$A541])/520" office:value-type="percentage" office:value="0.025">
            <text:p>2,50%</text:p>
          </table:table-cell>
          <table:table-cell table:style-name="ce3" table:formula="of:=DCOUNT([.D2:.D522];0;[.$A540:.$A541])/520" office:value-type="percentage" office:value="0.0288461538461538">
            <text:p>2,88%</text:p>
          </table:table-cell>
          <table:table-cell table:number-columns-repeated="2"/>
        </table:table-row>
        <table:table-row table:style-name="ro1">
          <table:table-cell office:value-type="string">
            <text:p>Não respondeu</text:p>
          </table:table-cell>
          <table:table-cell table:style-name="ce4" table:formula="of:=1-SUM([.B525:.B529])" office:value-type="percentage" office:value="0.0557692307692308">
            <text:p>5,58%</text:p>
          </table:table-cell>
          <table:table-cell table:style-name="ce2" table:formula="of:=1-SUM([.C525:.C529])" office:value-type="percentage" office:value="0.0538461538461539">
            <text:p>5,38%</text:p>
          </table:table-cell>
          <table:table-cell table:style-name="ce2" table:formula="of:=1-SUM([.D525:.D529])" office:value-type="percentage" office:value="0.0557692307692308">
            <text:p>5,58%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opinião</text:p>
          </table:table-cell>
          <table:table-cell table:number-columns-repeated="5"/>
        </table:table-row>
        <table:table-row table:style-name="ro1">
          <table:table-cell table:style-name="ce1" office:value-type="string">
            <text:p>Concordo totalmente</text:p>
          </table:table-cell>
          <table:table-cell table:number-columns-repeated="5"/>
        </table:table-row>
        <table:table-row table:style-name="ro1">
          <table:table-cell table:style-name="ce1" office:value-type="string">
            <text:p>opinião</text:p>
          </table:table-cell>
          <table:table-cell table:number-columns-repeated="5"/>
        </table:table-row>
        <table:table-row table:style-name="ro1">
          <table:table-cell table:style-name="ce1" office:value-type="string">
            <text:p>Concordo</text:p>
          </table:table-cell>
          <table:table-cell table:number-columns-repeated="4"/>
          <table:table-cell>
            <draw:frame table:end-cell-address="'Opinião sobre FebraceV'.K559" table:end-x="1.954cm" table:end-y="0.055cm" draw:z-index="1" draw:style-name="gr1" svg:width="12.257cm" svg:height="9.544cm" svg:x="0.988cm" svg:y="0.127cm">
              <draw:object draw:notify-on-update-of-ranges="'Opinião sobre FebraceV'.A525:'Opinião sobre FebraceV'.A530 'Opinião sobre FebraceV'.C524:'Opinião sobre FebraceV'.C524 'Opinião sobre FebraceV'.C525:'Opinião sobre FebraceV'.C53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style-name="ce1" office:value-type="string">
            <text:p>opinião</text:p>
          </table:table-cell>
          <table:table-cell table:number-columns-repeated="5"/>
        </table:table-row>
        <table:table-row table:style-name="ro1">
          <table:table-cell table:style-name="ce1" office:value-type="string">
            <text:p>Neutro</text:p>
          </table:table-cell>
          <table:table-cell table:number-columns-repeated="5"/>
        </table:table-row>
        <table:table-row table:style-name="ro1">
          <table:table-cell table:style-name="ce1" office:value-type="string">
            <text:p>opinião</text:p>
          </table:table-cell>
          <table:table-cell table:number-columns-repeated="5"/>
        </table:table-row>
        <table:table-row table:style-name="ro1">
          <table:table-cell table:style-name="ce1" office:value-type="string">
            <text:p>Discordo</text:p>
          </table:table-cell>
          <table:table-cell table:number-columns-repeated="5"/>
        </table:table-row>
        <table:table-row table:style-name="ro1">
          <table:table-cell table:style-name="ce1" office:value-type="string">
            <text:p>opinião</text:p>
          </table:table-cell>
          <table:table-cell table:number-columns-repeated="5"/>
        </table:table-row>
        <table:table-row table:style-name="ro1">
          <table:table-cell table:style-name="ce1" office:value-type="string">
            <text:p>Discordo totalmente</text:p>
          </table:table-cell>
          <table:table-cell table:number-columns-repeated="5"/>
        </table:table-row>
        <table:table-row table:style-name="ro1" table:number-rows-repeated="20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'Opinião sobre FebraceV'.K585" table:end-x="2.12cm" table:end-y="0.358cm" draw:z-index="2" draw:style-name="gr1" svg:width="12.211cm" svg:height="9.552cm" svg:x="1.2cm" svg:y="0.021cm">
              <draw:object draw:notify-on-update-of-ranges="'Opinião sobre FebraceV'.A525:'Opinião sobre FebraceV'.A530 'Opinião sobre FebraceV'.D524:'Opinião sobre FebraceV'.D524 'Opinião sobre FebraceV'.D525:'Opinião sobre FebraceV'.D53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</table:table>
      <table:table table:name="Escola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>
            <text:p>escola</text:p>
          </table:table-cell>
          <table:table-cell table:style-name="ce1"/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tipo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number-columns-repeated="3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number-columns-repeated="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number-columns-repeated="3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19">
            <text:p>519</text:p>
          </table:table-cell>
          <table:table-cell table:number-columns-repeated="3"/>
        </table:table-row>
        <table:table-row table:style-name="ro1">
          <table:table-cell office:value-type="float" office:value="520">
            <text:p>520</text:p>
          </table:table-cell>
          <table:table-cell table:number-columns-repeated="3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Particular</text:p>
          </table:table-cell>
          <table:table-cell/>
          <table:table-cell>
            <draw:frame table:end-cell-address="Escola.J533" table:end-x="0.096cm" table:end-y="0.029cm" draw:z-index="0" draw:style-name="gr1" svg:width="12.276cm" svg:height="8.498cm" svg:x="1.368cm" svg:y="0.346cm">
              <draw:object draw:notify-on-update-of-ranges="Escola.A525:Escola.A525 Escola.B525:Escola.B525 Escola.A526:Escola.A526 Escola.B526:Escola.B526 Escola.A527:Escola.A527 Escola.B527:Escola.B527 Escola.A528:Escola.A528 Escola.B528:Escola.B528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>
            <text:p>escola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Particular</text:p>
          </table:table-cell>
          <table:table-cell table:style-name="ce2" table:formula="of:=DCOUNT([.B2:.B522];0;[.$A532:.$A533])/520" office:value-type="percentage" office:value="0.351923076923077">
            <text:p>35,19%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Pública</text:p>
          </table:table-cell>
          <table:table-cell table:style-name="ce2" table:formula="of:=DCOUNT([.B2:.B522];0;[.$A534:.$A535])/520" office:value-type="percentage" office:value="0.475">
            <text:p>47,50%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Fundação</text:p>
          </table:table-cell>
          <table:table-cell table:style-name="ce3" table:formula="of:=DCOUNT([.B2:.B522];0;[.$A536:.$A537])/520" office:value-type="percentage" office:value="0.15">
            <text:p>15,00%</text:p>
          </table:table-cell>
          <table:table-cell table:style-name="ce3"/>
          <table:table-cell/>
        </table:table-row>
        <table:table-row table:style-name="ro1">
          <table:table-cell table:style-name="ce1" office:value-type="string">
            <text:p>Não responderam</text:p>
          </table:table-cell>
          <table:table-cell table:style-name="ce3" table:formula="of:=1-SUM([.B525:.B527])" office:value-type="percentage" office:value="0.023076923076923">
            <text:p>2,31%</text:p>
          </table:table-cell>
          <table:table-cell table:style-name="ce3"/>
          <table:table-cell/>
        </table:table-row>
        <table:table-row table:style-name="ro1">
          <table:table-cell table:style-name="ce1"/>
          <table:table-cell table:style-name="ce3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tip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articular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ip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ública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ip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undação</text:p>
          </table:table-cell>
          <table:table-cell table:number-columns-repeated="3"/>
        </table:table-row>
        <table:table-row table:style-name="ro1" table:number-rows-repeated="3"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</table:table>
      <table:table table:name="Participante" table:style-name="ta1" table:print="false">
        <table:table-column table:style-name="co17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>
            <text:p>usuario</text:p>
          </table:table-cell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tipo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Visitante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9">
            <text:p>339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Visitante</text:p>
          </table:table-cell>
          <table:table-cell table:number-columns-repeated="3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Visitante</text:p>
          </table:table-cell>
          <table:table-cell table:number-columns-repeated="3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83">
            <text:p>383</text:p>
          </table:table-cell>
          <table:table-cell table:number-columns-repeated="4"/>
        </table:table-row>
        <table:table-row table:style-name="ro1">
          <table:table-cell office:value-type="float" office:value="384">
            <text:p>384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07">
            <text:p>407</text:p>
          </table:table-cell>
          <table:table-cell table:number-columns-repeated="4"/>
        </table:table-row>
        <table:table-row table:style-name="ro1">
          <table:table-cell office:value-type="float" office:value="408">
            <text:p>408</text:p>
          </table:table-cell>
          <table:table-cell table:number-columns-repeated="4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12">
            <text:p>412</text:p>
          </table:table-cell>
          <table:table-cell table:number-columns-repeated="4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06">
            <text:p>506</text:p>
          </table:table-cell>
          <table:table-cell table:number-columns-repeated="4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519">
            <text:p>519</text:p>
          </table:table-cell>
          <table:table-cell table:number-columns-repeated="4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Orientador / Co-orientador</text:p>
          </table:table-cell>
          <table:table-cell table:number-columns-repeated="2"/>
          <table:table-cell>
            <draw:frame table:end-cell-address="Participante.K541" table:end-x="0.417cm" table:end-y="0.395cm" draw:z-index="0" draw:style-name="gr1" svg:width="12.691cm" svg:height="10.015cm" svg:x="1.275cm" svg:y="0.396cm">
              <draw:object draw:notify-on-update-of-ranges="Participante.B524:Participante.B524 Participante.A525:Participante.A525 Participante.B525:Participante.B525 Participante.A526:Participante.A526 Participante.B526:Participante.B526 Participante.A527:Participante.A527 Participante.B527:Participante.B527 Participante.A528:Participante.A528 Participante.B528:Participante.B528 Participante.A529:Participante.A529 Participante.B529:Participante.B52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usuari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inalista</text:p>
          </table:table-cell>
          <table:table-cell table:style-name="ce2" table:formula="of:=DCOUNT([.B2:.B522];0;[.$A533:.$A534])/520" office:value-type="percentage" office:value="0.711538461538462">
            <text:p>71,15%</text:p>
          </table:table-cell>
          <table:table-cell table:number-columns-repeated="3"/>
        </table:table-row>
        <table:table-row table:style-name="ro1">
          <table:table-cell office:value-type="string">
            <text:p>Orientador / Co-orientador</text:p>
          </table:table-cell>
          <table:table-cell table:style-name="ce2" table:formula="of:=DCOUNT([.B2:.B522];0;[.$A535:.$A536])/520" office:value-type="percentage" office:value="0.213461538461538">
            <text:p>21,35%</text:p>
          </table:table-cell>
          <table:table-cell table:number-columns-repeated="3"/>
        </table:table-row>
        <table:table-row table:style-name="ro1">
          <table:table-cell office:value-type="string">
            <text:p>Acompanhante</text:p>
          </table:table-cell>
          <table:table-cell table:style-name="ce3" table:formula="of:=DCOUNT([.B2:.B522];0;[.$A537:.$A538])/520" office:value-type="percentage" office:value="0.0423076923076923">
            <text:p>4,23%</text:p>
          </table:table-cell>
          <table:table-cell table:number-columns-repeated="3"/>
        </table:table-row>
        <table:table-row table:style-name="ro1">
          <table:table-cell office:value-type="string">
            <text:p>Visitante</text:p>
          </table:table-cell>
          <table:table-cell table:style-name="ce3" table:formula="of:=DCOUNT([.B2:.B522];0;[.$A539:.$A540])/520" office:value-type="percentage" office:value="0.00576923076923077">
            <text:p>0,58%</text:p>
          </table:table-cell>
          <table:table-cell table:number-columns-repeated="3"/>
        </table:table-row>
        <table:table-row table:style-name="ro1">
          <table:table-cell table:style-name="ce1" office:value-type="string">
            <text:p>Não responderam</text:p>
          </table:table-cell>
          <table:table-cell table:style-name="ce3" table:formula="of:=1-SUM([.B525:.B528])" office:value-type="percentage" office:value="0.0269230769230769">
            <text:p>2,69%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ipo</text:p>
          </table:table-cell>
          <table:table-cell table:number-columns-repeated="4"/>
        </table:table-row>
        <table:table-row table:style-name="ro1">
          <table:table-cell table:style-name="ce1" office:value-type="string">
            <text:p>Finalist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tipo</text:p>
          </table:table-cell>
          <table:table-cell table:number-columns-repeated="4"/>
        </table:table-row>
        <table:table-row table:style-name="ro1">
          <table:table-cell office:value-type="string">
            <text:p>Orientador / Co-orientador</text:p>
          </table:table-cell>
          <table:table-cell table:number-columns-repeated="4"/>
        </table:table-row>
        <table:table-row table:style-name="ro1">
          <table:table-cell table:style-name="ce1" office:value-type="string">
            <text:p>tipo</text:p>
          </table:table-cell>
          <table:table-cell table:number-columns-repeated="4"/>
        </table:table-row>
        <table:table-row table:style-name="ro1">
          <table:table-cell office:value-type="string">
            <text:p>Acompanhante</text:p>
          </table:table-cell>
          <table:table-cell table:number-columns-repeated="4"/>
        </table:table-row>
        <table:table-row table:style-name="ro1">
          <table:table-cell table:style-name="ce1" office:value-type="string">
            <text:p>tipo</text:p>
          </table:table-cell>
          <table:table-cell table:number-columns-repeated="4"/>
        </table:table-row>
        <table:table-row table:style-name="ro1">
          <table:table-cell office:value-type="string">
            <text:p>Visitante</text:p>
          </table:table-cell>
          <table:table-cell table:number-columns-repeated="4"/>
        </table:table-row>
      </table:table>
      <table:database-ranges>
        <table:database-range table:target-range-address="'Uso de Internet - Tipo de serviço'.B2:'Uso de Internet - Tipo de serviço'.B6553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 style:print="charts drawings grid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7">07/12/2009</text:date>, <text:time>13:1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rvey_20_Results" style:display-name="PageStyle_Survey 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07T13:19:26</dc:date>
    <meta:generator>OpenOffice.org/3.1$Linux OpenOffice.org_project/310m19$Build-9420</meta:generator>
    <meta:editing-duration>PT08H03M11S</meta:editing-duration>
    <meta:editing-cycles>20</meta:editing-cycles>
    <meta:document-statistic meta:table-count="7" meta:cell-count="17517" meta:object-count="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4pt" style:font-size-asian="23.5pt" style:font-size-complex="23.5pt"/>
    </style:style>
    <style:style style:name="ch3" style:family="chart">
      <style:chart-properties chart:three-dimensional="true" chart:connect-bars="false" chart:treat-empty-cells="leave-gap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12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axis-position="start"/>
      <style:graphic-properties svg:stroke-color="#b3b3b3"/>
      <style:text-properties fo:font-size="12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none" draw:fill-color="#ffd320" dr3d:edge-rounding="5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none" draw:fill-color="#579d1c" dr3d:edge-rounding="5%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2.287cm" chart:class="chart:bar" chart:style-name="ch1">
        <chart:legend chart:legend-position="end" svg:x="12.783cm" svg:y="3.213cm" chart:style-name="ch2"/>
        <chart:plot-area chart:style-name="ch3" table:cell-range-address="'Uso de Internet por Local'.B524:'Uso de Internet por Local'.F529" chart:data-source-has-labels="both" svg:x="0.359cm" svg:y="0.244cm" svg:width="12.066cm" svg:height="11.54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Uso de Internet por Local'.C524:'Uso de Internet por Local'.F52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Uso de Internet por Local'.C525:'Uso de Internet por Local'.F525" chart:label-cell-address="'Uso de Internet por Local'.B525:'Uso de Internet por Local'.B525" chart:class="chart:bar">
            <chart:data-point chart:repeated="4"/>
          </chart:series>
          <chart:series chart:style-name="ch9" chart:values-cell-range-address="'Uso de Internet por Local'.C526:'Uso de Internet por Local'.F526" chart:label-cell-address="'Uso de Internet por Local'.B526:'Uso de Internet por Local'.B526" chart:class="chart:bar">
            <chart:data-point chart:repeated="4"/>
          </chart:series>
          <chart:series chart:style-name="ch10" chart:values-cell-range-address="'Uso de Internet por Local'.C527:'Uso de Internet por Local'.F527" chart:label-cell-address="'Uso de Internet por Local'.B527:'Uso de Internet por Local'.B527" chart:class="chart:bar">
            <chart:data-point chart:repeated="4"/>
          </chart:series>
          <chart:series chart:style-name="ch11" chart:values-cell-range-address="'Uso de Internet por Local'.C528:'Uso de Internet por Local'.F528" chart:label-cell-address="'Uso de Internet por Local'.B528:'Uso de Internet por Local'.B528" chart:class="chart:bar">
            <chart:data-point chart:repeated="4"/>
          </chart:series>
          <chart:series chart:style-name="ch12" chart:values-cell-range-address="'Uso de Internet por Local'.C529:'Uso de Internet por Local'.F529" chart:label-cell-address="'Uso de Internet por Local'.B529:'Uso de Internet por Local'.B529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Uso de Internet por Local'.C524:'Uso de Internet por Local'.F524">Em casa</text:p>
              </table:table-cell>
              <table:table-cell office:value-type="string">
                <text:p>Na escola</text:p>
              </table:table-cell>
              <table:table-cell office:value-type="string">
                <text:p>Na lan-house</text:p>
              </table:table-cell>
              <table:table-cell office:value-type="string">
                <text:p>Em espaços públicos</text:p>
              </table:table-cell>
            </table:table-row>
          </table:table-header-rows>
          <table:table-rows>
            <table:table-row>
              <table:table-cell office:value-type="string">
                <text:p text:id="'Uso de Internet por Local'.B525:'Uso de Internet por Local'.B525">Nunca</text:p>
              </table:table-cell>
              <table:table-cell office:value-type="float" office:value="0.125">
                <text:p text:id="'Uso de Internet por Local'.C525:'Uso de Internet por Local'.F525">0.125</text:p>
              </table:table-cell>
              <table:table-cell office:value-type="float" office:value="0.126923076923077">
                <text:p>0.126923076923077</text:p>
              </table:table-cell>
              <table:table-cell office:value-type="float" office:value="0.415384615384615">
                <text:p>0.415384615384615</text:p>
              </table:table-cell>
              <table:table-cell office:value-type="float" office:value="0.469230769230769">
                <text:p>0.469230769230769</text:p>
              </table:table-cell>
            </table:table-row>
            <table:table-row>
              <table:table-cell office:value-type="string">
                <text:p text:id="'Uso de Internet por Local'.B526:'Uso de Internet por Local'.B526">De vez em quando</text:p>
              </table:table-cell>
              <table:table-cell office:value-type="float" office:value="0.05">
                <text:p text:id="'Uso de Internet por Local'.C526:'Uso de Internet por Local'.F526">0.05</text:p>
              </table:table-cell>
              <table:table-cell office:value-type="float" office:value="0.448076923076923">
                <text:p>0.448076923076923</text:p>
              </table:table-cell>
              <table:table-cell office:value-type="float" office:value="0.373076923076923">
                <text:p>0.373076923076923</text:p>
              </table:table-cell>
              <table:table-cell office:value-type="float" office:value="0.340384615384615">
                <text:p>0.340384615384615</text:p>
              </table:table-cell>
            </table:table-row>
            <table:table-row>
              <table:table-cell office:value-type="string">
                <text:p text:id="'Uso de Internet por Local'.B527:'Uso de Internet por Local'.B527">1 a 3 vezes por semana</text:p>
              </table:table-cell>
              <table:table-cell office:value-type="float" office:value="0.194230769230769">
                <text:p text:id="'Uso de Internet por Local'.C527:'Uso de Internet por Local'.F527">0.194230769230769</text:p>
              </table:table-cell>
              <table:table-cell office:value-type="float" office:value="0.167307692307692">
                <text:p>0.167307692307692</text:p>
              </table:table-cell>
              <table:table-cell office:value-type="float" office:value="0.075">
                <text:p>0.075</text:p>
              </table:table-cell>
              <table:table-cell office:value-type="float" office:value="0.0442307692307692">
                <text:p>0.0442307692307692</text:p>
              </table:table-cell>
            </table:table-row>
            <table:table-row>
              <table:table-cell office:value-type="string">
                <text:p text:id="'Uso de Internet por Local'.B528:'Uso de Internet por Local'.B528">Todos os dias</text:p>
              </table:table-cell>
              <table:table-cell office:value-type="float" office:value="0.584615384615385">
                <text:p text:id="'Uso de Internet por Local'.C528:'Uso de Internet por Local'.F528">0.584615384615385</text:p>
              </table:table-cell>
              <table:table-cell office:value-type="float" office:value="0.194230769230769">
                <text:p>0.194230769230769</text:p>
              </table:table-cell>
              <table:table-cell office:value-type="float" office:value="0.0134615384615385">
                <text:p>0.0134615384615385</text:p>
              </table:table-cell>
              <table:table-cell office:value-type="float" office:value="0.0115384615384615">
                <text:p>0.0115384615384615</text:p>
              </table:table-cell>
            </table:table-row>
            <table:table-row>
              <table:table-cell office:value-type="string">
                <text:p text:id="'Uso de Internet por Local'.B529:'Uso de Internet por Local'.B529">Não respondeu</text:p>
              </table:table-cell>
              <table:table-cell office:value-type="float" office:value="0.0461538461538461">
                <text:p text:id="'Uso de Internet por Local'.C529:'Uso de Internet por Local'.F529">0.0461538461538461</text:p>
              </table:table-cell>
              <table:table-cell office:value-type="float" office:value="0.0634615384615385">
                <text:p>0.0634615384615385</text:p>
              </table:table-cell>
              <table:table-cell office:value-type="float" office:value="0.123076923076923">
                <text:p>0.123076923076923</text:p>
              </table:table-cell>
              <table:table-cell office:value-type="float" office:value="0.134615384615385">
                <text:p>0.134615384615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auto-position="true" chart:auto-size="true" chart:treat-empty-cells="leave-gap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solid" draw:fill-color="#579d1c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014cm" svg:height="9.673cm" chart:class="chart:bar" chart:style-name="ch1">
        <chart:legend chart:legend-position="end" svg:x="12.337cm" svg:y="4.38cm" chart:style-name="ch2"/>
        <chart:plot-area chart:style-name="ch3" table:cell-range-address="'Uso de Internet por Local'.B538:'Uso de Internet por Local'.F540" chart:data-source-has-labels="both" svg:x="0.3cm" svg:y="0.193cm" svg:width="11.738cm" svg:height="9.09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Uso de Internet por Local'.C538:'Uso de Internet por Local'.F53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Uso de Internet por Local'.C539:'Uso de Internet por Local'.F539" chart:label-cell-address="'Uso de Internet por Local'.B539:'Uso de Internet por Local'.B539" chart:class="chart:bar">
            <chart:data-point chart:repeated="4"/>
          </chart:series>
          <chart:series chart:style-name="ch9" chart:values-cell-range-address="'Uso de Internet por Local'.C540:'Uso de Internet por Local'.F540" chart:label-cell-address="'Uso de Internet por Local'.B540:'Uso de Internet por Local'.B540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Uso de Internet por Local'.C538:'Uso de Internet por Local'.F538">Em casa</text:p>
              </table:table-cell>
              <table:table-cell office:value-type="string">
                <text:p>Na escola</text:p>
              </table:table-cell>
              <table:table-cell office:value-type="string">
                <text:p>Na lan-house</text:p>
              </table:table-cell>
              <table:table-cell office:value-type="string">
                <text:p>Em espaços públicos</text:p>
              </table:table-cell>
            </table:table-row>
          </table:table-header-rows>
          <table:table-rows>
            <table:table-row>
              <table:table-cell office:value-type="string">
                <text:p text:id="'Uso de Internet por Local'.B539:'Uso de Internet por Local'.B539">Uso por local</text:p>
              </table:table-cell>
              <table:table-cell office:value-type="float" office:value="0.828846153846154">
                <text:p text:id="'Uso de Internet por Local'.C539:'Uso de Internet por Local'.F539">0.828846153846154</text:p>
              </table:table-cell>
              <table:table-cell office:value-type="float" office:value="0.809615384615385">
                <text:p>0.809615384615385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396153846153846">
                <text:p>0.396153846153846</text:p>
              </table:table-cell>
            </table:table-row>
            <table:table-row>
              <table:table-cell office:value-type="string">
                <text:p text:id="'Uso de Internet por Local'.B540:'Uso de Internet por Local'.B540">Não respondeu</text:p>
              </table:table-cell>
              <table:table-cell office:value-type="float" office:value="0.0461538461538461">
                <text:p text:id="'Uso de Internet por Local'.C540:'Uso de Internet por Local'.F540">0.0461538461538461</text:p>
              </table:table-cell>
              <table:table-cell office:value-type="float" office:value="0.0634615384615385">
                <text:p>0.0634615384615385</text:p>
              </table:table-cell>
              <table:table-cell office:value-type="float" office:value="0.123076923076923">
                <text:p>0.123076923076923</text:p>
              </table:table-cell>
              <table:table-cell office:value-type="float" office:value="0.134615384615385">
                <text:p>0.13461538461538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.9394283294678pt" style:font-size-asian="14.9394283294678pt" style:font-size-complex="14.9394283294678pt"/>
    </style:style>
    <style:style style:name="ch3" style:family="chart">
      <style:chart-properties chart:three-dimensional="true" chart:connect-bars="false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12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14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none" draw:fill-color="#ffd320" dr3d:edge-rounding="5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none" draw:fill-color="#579d1c" dr3d:edge-rounding="5%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3.738cm" chart:class="chart:bar" chart:style-name="ch1">
        <chart:legend chart:legend-position="end" svg:x="12.785cm" svg:y="3.595cm" chart:style-name="ch2"/>
        <chart:plot-area chart:style-name="ch3" table:cell-range-address="'Uso de Internet por dispositivo'.A524:'Uso de Internet por dispositivo'.E529" chart:data-source-has-labels="both" svg:x="0cm" svg:y="0.818cm" svg:width="12.064cm" svg:height="12.9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Uso de Internet por dispositivo'.B524:'Uso de Internet por dispositivo'.E52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Uso de Internet por dispositivo'.B525:'Uso de Internet por dispositivo'.E525" chart:label-cell-address="'Uso de Internet por dispositivo'.A525:'Uso de Internet por dispositivo'.A525" chart:class="chart:bar">
            <chart:data-point chart:repeated="4"/>
          </chart:series>
          <chart:series chart:style-name="ch9" chart:values-cell-range-address="'Uso de Internet por dispositivo'.B526:'Uso de Internet por dispositivo'.E526" chart:label-cell-address="'Uso de Internet por dispositivo'.A526:'Uso de Internet por dispositivo'.A526" chart:class="chart:bar">
            <chart:data-point chart:repeated="4"/>
          </chart:series>
          <chart:series chart:style-name="ch10" chart:values-cell-range-address="'Uso de Internet por dispositivo'.B527:'Uso de Internet por dispositivo'.E527" chart:label-cell-address="'Uso de Internet por dispositivo'.A527:'Uso de Internet por dispositivo'.A527" chart:class="chart:bar">
            <chart:data-point chart:repeated="4"/>
          </chart:series>
          <chart:series chart:style-name="ch11" chart:values-cell-range-address="'Uso de Internet por dispositivo'.B528:'Uso de Internet por dispositivo'.E528" chart:label-cell-address="'Uso de Internet por dispositivo'.A528:'Uso de Internet por dispositivo'.A528" chart:class="chart:bar">
            <chart:data-point chart:repeated="4"/>
          </chart:series>
          <chart:series chart:style-name="ch12" chart:values-cell-range-address="'Uso de Internet por dispositivo'.B529:'Uso de Internet por dispositivo'.E529" chart:label-cell-address="'Uso de Internet por dispositivo'.A529:'Uso de Internet por dispositivo'.A529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Uso de Internet por dispositivo'.B524:'Uso de Internet por dispositivo'.E524">Computador</text:p>
              </table:table-cell>
              <table:table-cell office:value-type="string">
                <text:p>Laptop</text:p>
              </table:table-cell>
              <table:table-cell office:value-type="string">
                <text:p>Celular/Palm</text:p>
              </table:table-cell>
              <table:table-cell office:value-type="string">
                <text:p>Video-Game</text:p>
              </table:table-cell>
            </table:table-row>
          </table:table-header-rows>
          <table:table-rows>
            <table:table-row>
              <table:table-cell office:value-type="string">
                <text:p text:id="'Uso de Internet por dispositivo'.A525:'Uso de Internet por dispositivo'.A525">Nunca</text:p>
              </table:table-cell>
              <table:table-cell office:value-type="float" office:value="0.00961538461538462">
                <text:p text:id="'Uso de Internet por dispositivo'.B525:'Uso de Internet por dispositivo'.E525">0.00961538461538462</text:p>
              </table:table-cell>
              <table:table-cell office:value-type="float" office:value="0.267307692307692">
                <text:p>0.267307692307692</text:p>
              </table:table-cell>
              <table:table-cell office:value-type="float" office:value="0.555769230769231">
                <text:p>0.555769230769231</text:p>
              </table:table-cell>
              <table:table-cell office:value-type="float" office:value="0.719230769230769">
                <text:p>0.719230769230769</text:p>
              </table:table-cell>
            </table:table-row>
            <table:table-row>
              <table:table-cell office:value-type="string">
                <text:p text:id="'Uso de Internet por dispositivo'.A526:'Uso de Internet por dispositivo'.A526">De vez em quando</text:p>
              </table:table-cell>
              <table:table-cell office:value-type="float" office:value="0.109615384615385">
                <text:p text:id="'Uso de Internet por dispositivo'.B526:'Uso de Internet por dispositivo'.E526">0.109615384615385</text:p>
              </table:table-cell>
              <table:table-cell office:value-type="float" office:value="0.328846153846154">
                <text:p>0.328846153846154</text:p>
              </table:table-cell>
              <table:table-cell office:value-type="float" office:value="0.176923076923077">
                <text:p>0.17692307692307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 text:id="'Uso de Internet por dispositivo'.A527:'Uso de Internet por dispositivo'.A527">1 a 3 vezes por semana</text:p>
              </table:table-cell>
              <table:table-cell office:value-type="float" office:value="0.242307692307692">
                <text:p text:id="'Uso de Internet por dispositivo'.B527:'Uso de Internet por dispositivo'.E527">0.242307692307692</text:p>
              </table:table-cell>
              <table:table-cell office:value-type="float" office:value="0.117307692307692">
                <text:p>0.117307692307692</text:p>
              </table:table-cell>
              <table:table-cell office:value-type="float" office:value="0.0307692307692308">
                <text:p>0.0307692307692308</text:p>
              </table:table-cell>
              <table:table-cell office:value-type="float" office:value="0.0192307692307692">
                <text:p>0.0192307692307692</text:p>
              </table:table-cell>
            </table:table-row>
            <table:table-row>
              <table:table-cell office:value-type="string">
                <text:p text:id="'Uso de Internet por dispositivo'.A528:'Uso de Internet por dispositivo'.A528">Todos os dias</text:p>
              </table:table-cell>
              <table:table-cell office:value-type="float" office:value="0.625">
                <text:p text:id="'Uso de Internet por dispositivo'.B528:'Uso de Internet por dispositivo'.E528">0.625</text:p>
              </table:table-cell>
              <table:table-cell office:value-type="float" office:value="0.213461538461538">
                <text:p>0.213461538461538</text:p>
              </table:table-cell>
              <table:table-cell office:value-type="float" office:value="0.111538461538462">
                <text:p>0.111538461538462</text:p>
              </table:table-cell>
              <table:table-cell office:value-type="float" office:value="0.0134615384615385">
                <text:p>0.0134615384615385</text:p>
              </table:table-cell>
            </table:table-row>
            <table:table-row>
              <table:table-cell office:value-type="string">
                <text:p text:id="'Uso de Internet por dispositivo'.A529:'Uso de Internet por dispositivo'.A529">Não respondeu</text:p>
              </table:table-cell>
              <table:table-cell office:value-type="float" office:value="0.0134615384615385">
                <text:p text:id="'Uso de Internet por dispositivo'.B529:'Uso de Internet por dispositivo'.E529">0.0134615384615385</text:p>
              </table:table-cell>
              <table:table-cell office:value-type="float" office:value="0.073076923076923">
                <text:p>0.073076923076923</text:p>
              </table:table-cell>
              <table:table-cell office:value-type="float" office:value="0.125">
                <text:p>0.125</text:p>
              </table:table-cell>
              <table:table-cell office:value-type="float" office:value="0.148076923076923">
                <text:p>0.148076923076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11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14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none" draw:fill-color="#ffd320" dr3d:edge-rounding="5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none" draw:fill-color="#579d1c" dr3d:edge-rounding="5%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stroke="none" draw:fill-color="#7e0021" dr3d:edge-rounding="5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5.752cm" chart:class="chart:bar" chart:style-name="ch1">
        <chart:legend chart:legend-position="end" svg:x="14.2cm" svg:y="7.069cm" chart:style-name="ch2"/>
        <chart:plot-area chart:style-name="ch3" table:cell-range-address="'Uso de Internet - Tipo de serviço'.A524:'Uso de Internet - Tipo de serviço'.J529" chart:data-source-has-labels="both" svg:x="0.359cm" svg:y="0.314cm" svg:width="13.999cm" svg:height="14.80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Uso de Internet - Tipo de serviço'.B524:'Uso de Internet - Tipo de serviço'.J52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Uso de Internet - Tipo de serviço'.B525:'Uso de Internet - Tipo de serviço'.J525" chart:label-cell-address="'Uso de Internet - Tipo de serviço'.A525:'Uso de Internet - Tipo de serviço'.A525" chart:class="chart:bar">
            <chart:data-point chart:repeated="9"/>
          </chart:series>
          <chart:series chart:style-name="ch9" chart:values-cell-range-address="'Uso de Internet - Tipo de serviço'.B526:'Uso de Internet - Tipo de serviço'.J526" chart:label-cell-address="'Uso de Internet - Tipo de serviço'.A526:'Uso de Internet - Tipo de serviço'.A526" chart:class="chart:bar">
            <chart:data-point chart:repeated="9"/>
          </chart:series>
          <chart:series chart:style-name="ch10" chart:values-cell-range-address="'Uso de Internet - Tipo de serviço'.B527:'Uso de Internet - Tipo de serviço'.J527" chart:label-cell-address="'Uso de Internet - Tipo de serviço'.A527:'Uso de Internet - Tipo de serviço'.A527" chart:class="chart:bar">
            <chart:data-point chart:repeated="9"/>
          </chart:series>
          <chart:series chart:style-name="ch11" chart:values-cell-range-address="'Uso de Internet - Tipo de serviço'.B528:'Uso de Internet - Tipo de serviço'.J528" chart:label-cell-address="'Uso de Internet - Tipo de serviço'.A528:'Uso de Internet - Tipo de serviço'.A528" chart:class="chart:bar">
            <chart:data-point chart:repeated="9"/>
          </chart:series>
          <chart:series chart:style-name="ch12" chart:values-cell-range-address="'Uso de Internet - Tipo de serviço'.B529:'Uso de Internet - Tipo de serviço'.J529" chart:label-cell-address="'Uso de Internet - Tipo de serviço'.A529:'Uso de Internet - Tipo de serviço'.A529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Uso de Internet - Tipo de serviço'.B524:'Uso de Internet - Tipo de serviço'.J524">email</text:p>
              </table:table-cell>
              <table:table-cell office:value-type="string">
                <text:p>jogos</text:p>
              </table:table-cell>
              <table:table-cell office:value-type="string">
                <text:p>blogs</text:p>
              </table:table-cell>
              <table:table-cell office:value-type="string">
                <text:p>fóruns</text:p>
              </table:table-cell>
              <table:table-cell office:value-type="string">
                <text:p>portais/notícias</text:p>
              </table:table-cell>
              <table:table-cell office:value-type="string">
                <text:p>m.i.</text:p>
              </table:table-cell>
              <table:table-cell office:value-type="string">
                <text:p>redes sociais</text:p>
              </table:table-cell>
              <table:table-cell office:value-type="string">
                <text:p>chat</text:p>
              </table:table-cell>
              <table:table-cell office:value-type="string">
                <text:p>vídeos</text:p>
              </table:table-cell>
            </table:table-row>
          </table:table-header-rows>
          <table:table-rows>
            <table:table-row>
              <table:table-cell office:value-type="string">
                <text:p text:id="'Uso de Internet - Tipo de serviço'.A525:'Uso de Internet - Tipo de serviço'.A525">Nunca</text:p>
              </table:table-cell>
              <table:table-cell office:value-type="float" office:value="0.00961538461538462">
                <text:p text:id="'Uso de Internet - Tipo de serviço'.B525:'Uso de Internet - Tipo de serviço'.J525">0.00961538461538462</text:p>
              </table:table-cell>
              <table:table-cell office:value-type="float" office:value="0.365384615384615">
                <text:p>0.365384615384615</text:p>
              </table:table-cell>
              <table:table-cell office:value-type="float" office:value="0.375">
                <text:p>0.375</text:p>
              </table:table-cell>
              <table:table-cell office:value-type="float" office:value="0.253846153846154">
                <text:p>0.253846153846154</text:p>
              </table:table-cell>
              <table:table-cell office:value-type="float" office:value="0.0480769230769231">
                <text:p>0.0480769230769231</text:p>
              </table:table-cell>
              <table:table-cell office:value-type="float" office:value="0.075">
                <text:p>0.075</text:p>
              </table:table-cell>
              <table:table-cell office:value-type="float" office:value="0.242307692307692">
                <text:p>0.242307692307692</text:p>
              </table:table-cell>
              <table:table-cell office:value-type="float" office:value="0.511538461538462">
                <text:p>0.511538461538462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 text:id="'Uso de Internet - Tipo de serviço'.A526:'Uso de Internet - Tipo de serviço'.A526">De vez em quando</text:p>
              </table:table-cell>
              <table:table-cell office:value-type="float" office:value="0.109615384615385">
                <text:p text:id="'Uso de Internet - Tipo de serviço'.B526:'Uso de Internet - Tipo de serviço'.J526">0.109615384615385</text:p>
              </table:table-cell>
              <table:table-cell office:value-type="float" office:value="0.4">
                <text:p>0.4</text:p>
              </table:table-cell>
              <table:table-cell office:value-type="float" office:value="0.342307692307692">
                <text:p>0.342307692307692</text:p>
              </table:table-cell>
              <table:table-cell office:value-type="float" office:value="0.419230769230769">
                <text:p>0.419230769230769</text:p>
              </table:table-cell>
              <table:table-cell office:value-type="float" office:value="0.267307692307692">
                <text:p>0.267307692307692</text:p>
              </table:table-cell>
              <table:table-cell office:value-type="float" office:value="0.198076923076923">
                <text:p>0.198076923076923</text:p>
              </table:table-cell>
              <table:table-cell office:value-type="float" office:value="0.225">
                <text:p>0.225</text:p>
              </table:table-cell>
              <table:table-cell office:value-type="float" office:value="0.273076923076923">
                <text:p>0.273076923076923</text:p>
              </table:table-cell>
              <table:table-cell office:value-type="float" office:value="0.448076923076923">
                <text:p>0.448076923076923</text:p>
              </table:table-cell>
            </table:table-row>
            <table:table-row>
              <table:table-cell office:value-type="string">
                <text:p text:id="'Uso de Internet - Tipo de serviço'.A527:'Uso de Internet - Tipo de serviço'.A527">1 a 3 vezes por semana</text:p>
              </table:table-cell>
              <table:table-cell office:value-type="float" office:value="0.257692307692308">
                <text:p text:id="'Uso de Internet - Tipo de serviço'.B527:'Uso de Internet - Tipo de serviço'.J527">0.257692307692308</text:p>
              </table:table-cell>
              <table:table-cell office:value-type="float" office:value="0.075">
                <text:p>0.075</text:p>
              </table:table-cell>
              <table:table-cell office:value-type="float" office:value="0.109615384615385">
                <text:p>0.109615384615385</text:p>
              </table:table-cell>
              <table:table-cell office:value-type="float" office:value="0.165384615384615">
                <text:p>0.165384615384615</text:p>
              </table:table-cell>
              <table:table-cell office:value-type="float" office:value="0.282692307692308">
                <text:p>0.282692307692308</text:p>
              </table:table-cell>
              <table:table-cell office:value-type="float" office:value="0.225">
                <text:p>0.225</text:p>
              </table:table-cell>
              <table:table-cell office:value-type="float" office:value="0.186538461538462">
                <text:p>0.186538461538462</text:p>
              </table:table-cell>
              <table:table-cell office:value-type="float" office:value="0.0461538461538462">
                <text:p>0.046153846153846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 text:id="'Uso de Internet - Tipo de serviço'.A528:'Uso de Internet - Tipo de serviço'.A528">Todos os dias</text:p>
              </table:table-cell>
              <table:table-cell office:value-type="float" office:value="0.559615384615385">
                <text:p text:id="'Uso de Internet - Tipo de serviço'.B528:'Uso de Internet - Tipo de serviço'.J528">0.559615384615385</text:p>
              </table:table-cell>
              <table:table-cell office:value-type="float" office:value="0.0442307692307692">
                <text:p>0.0442307692307692</text:p>
              </table:table-cell>
              <table:table-cell office:value-type="float" office:value="0.0538461538461539">
                <text:p>0.0538461538461539</text:p>
              </table:table-cell>
              <table:table-cell office:value-type="float" office:value="0.0461538461538462">
                <text:p>0.0461538461538462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388461538461538">
                <text:p>0.388461538461538</text:p>
              </table:table-cell>
              <table:table-cell office:value-type="float" office:value="0.240384615384615">
                <text:p>0.240384615384615</text:p>
              </table:table-cell>
              <table:table-cell office:value-type="float" office:value="0.0461538461538462">
                <text:p>0.0461538461538462</text:p>
              </table:table-cell>
              <table:table-cell office:value-type="float" office:value="0.117307692307692">
                <text:p>0.117307692307692</text:p>
              </table:table-cell>
            </table:table-row>
            <table:table-row>
              <table:table-cell office:value-type="string">
                <text:p text:id="'Uso de Internet - Tipo de serviço'.A529:'Uso de Internet - Tipo de serviço'.A529">Não respondeu</text:p>
              </table:table-cell>
              <table:table-cell office:value-type="float" office:value="0.0634615384615385">
                <text:p text:id="'Uso de Internet - Tipo de serviço'.B529:'Uso de Internet - Tipo de serviço'.J529">0.0634615384615385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9230769230769">
                <text:p>0.119230769230769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0942307692307691">
                <text:p>0.0942307692307691</text:p>
              </table:table-cell>
              <table:table-cell office:value-type="float" office:value="0.113461538461539">
                <text:p>0.113461538461539</text:p>
              </table:table-cell>
              <table:table-cell office:value-type="float" office:value="0.105769230769231">
                <text:p>0.105769230769231</text:p>
              </table:table-cell>
              <table:table-cell office:value-type="float" office:value="0.123076923076923">
                <text:p>0.123076923076923</text:p>
              </table:table-cell>
              <table:table-cell office:value-type="float" office:value="0.107692307692308">
                <text:p>0.1076923076923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color="#ffd320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579d1c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3" style:family="chart">
      <style:chart-properties chart:solid-type="cuboid"/>
      <style:graphic-properties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225cm" svg:height="11.572cm" chart:class="chart:bar" chart:style-name="ch1">
        <chart:legend chart:legend-position="end" svg:x="11.067cm" svg:y="4.567cm" chart:style-name="ch2"/>
        <chart:plot-area chart:style-name="ch3" table:cell-range-address="'Internet - Sites de relacionamento'.B524:'Internet - Sites de relacionamento'.G525" chart:data-source-has-labels="row" svg:x="0.264cm" svg:y="0.231cm" svg:width="10.54cm" svg:height="10.87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Internet - Sites de relacionamento'.B525:'Internet - Sites de relacionamento'.B525" chart:label-cell-address="'Internet - Sites de relacionamento'.B524:'Internet - Sites de relacionamento'.B524" chart:class="chart:bar">
            <chart:data-point/>
          </chart:series>
          <chart:series chart:style-name="ch9" chart:values-cell-range-address="'Internet - Sites de relacionamento'.C525:'Internet - Sites de relacionamento'.C525" chart:label-cell-address="'Internet - Sites de relacionamento'.C524:'Internet - Sites de relacionamento'.C524" chart:class="chart:bar">
            <chart:data-point/>
          </chart:series>
          <chart:series chart:style-name="ch10" chart:values-cell-range-address="'Internet - Sites de relacionamento'.D525:'Internet - Sites de relacionamento'.D525" chart:label-cell-address="'Internet - Sites de relacionamento'.D524:'Internet - Sites de relacionamento'.D524" chart:class="chart:bar">
            <chart:data-point/>
          </chart:series>
          <chart:series chart:style-name="ch11" chart:values-cell-range-address="'Internet - Sites de relacionamento'.E525:'Internet - Sites de relacionamento'.E525" chart:label-cell-address="'Internet - Sites de relacionamento'.E524:'Internet - Sites de relacionamento'.E524" chart:class="chart:bar">
            <chart:data-point/>
          </chart:series>
          <chart:series chart:style-name="ch12" chart:values-cell-range-address="'Internet - Sites de relacionamento'.F525:'Internet - Sites de relacionamento'.F525" chart:label-cell-address="'Internet - Sites de relacionamento'.F524:'Internet - Sites de relacionamento'.F524" chart:class="chart:bar">
            <chart:data-point/>
          </chart:series>
          <chart:series chart:style-name="ch13" chart:values-cell-range-address="'Internet - Sites de relacionamento'.G525:'Internet - Sites de relacionamento'.G525" chart:label-cell-address="'Internet - Sites de relacionamento'.G524:'Internet - Sites de relacionamento'.G524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Internet - Sites de relacionamento'.B524:'Internet - Sites de relacionamento'.B524">Orkut</text:p>
              </table:table-cell>
              <table:table-cell office:value-type="string">
                <text:p text:id="'Internet - Sites de relacionamento'.C524:'Internet - Sites de relacionamento'.C524">MySpace</text:p>
              </table:table-cell>
              <table:table-cell office:value-type="string">
                <text:p text:id="'Internet - Sites de relacionamento'.D524:'Internet - Sites de relacionamento'.D524">Facebook</text:p>
              </table:table-cell>
              <table:table-cell office:value-type="string">
                <text:p text:id="'Internet - Sites de relacionamento'.E524:'Internet - Sites de relacionamento'.E524">Twitter</text:p>
              </table:table-cell>
              <table:table-cell office:value-type="string">
                <text:p text:id="'Internet - Sites de relacionamento'.F524:'Internet - Sites de relacionamento'.F524">Não Usa</text:p>
              </table:table-cell>
              <table:table-cell office:value-type="string">
                <text:p text:id="'Internet - Sites de relacionamento'.G524:'Internet - Sites de relacionamento'.G524">Outro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767307692307692">
                <text:p text:id="'Internet - Sites de relacionamento'.B525:'Internet - Sites de relacionamento'.B525">0.767307692307692</text:p>
              </table:table-cell>
              <table:table-cell office:value-type="float" office:value="0.0884615384615385">
                <text:p text:id="'Internet - Sites de relacionamento'.C525:'Internet - Sites de relacionamento'.C525">0.0884615384615385</text:p>
              </table:table-cell>
              <table:table-cell office:value-type="float" office:value="0.0442307692307692">
                <text:p text:id="'Internet - Sites de relacionamento'.D525:'Internet - Sites de relacionamento'.D525">0.0442307692307692</text:p>
              </table:table-cell>
              <table:table-cell office:value-type="float" office:value="0.0153846153846154">
                <text:p text:id="'Internet - Sites de relacionamento'.E525:'Internet - Sites de relacionamento'.E525">0.0153846153846154</text:p>
              </table:table-cell>
              <table:table-cell office:value-type="float" office:value="0.144230769230769">
                <text:p text:id="'Internet - Sites de relacionamento'.F525:'Internet - Sites de relacionamento'.F525">0.144230769230769</text:p>
              </table:table-cell>
              <table:table-cell office:value-type="float" office:value="0.0576923076923077">
                <text:p text:id="'Internet - Sites de relacionamento'.G525:'Internet - Sites de relacionamento'.G525">0.05769230769230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2.468cm" svg:height="10.909cm" chart:class="chart:circle" chart:style-name="ch1">
        <chart:legend chart:legend-position="end" svg:x="9.418cm" svg:y="3.916cm" chart:style-name="ch2"/>
        <chart:plot-area chart:style-name="ch3" table:cell-range-address="'Opinião sobre FebraceV'.A524:'Opinião sobre FebraceV'.B530" chart:data-source-has-labels="both" svg:x="0.248cm" svg:y="0.218cm" svg:width="9.086cm" svg:height="10.25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Opinião sobre FebraceV'.A525:'Opinião sobre FebraceV'.A53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Opinião sobre FebraceV'.B525:'Opinião sobre FebraceV'.B530" chart:label-cell-address="'Opinião sobre FebraceV'.B524:'Opinião sobre FebraceV'.B52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pinião sobre FebraceV'.B524:'Opinião sobre FebraceV'.B524">Pergunta 1</text:p>
              </table:table-cell>
            </table:table-row>
          </table:table-header-rows>
          <table:table-rows>
            <table:table-row>
              <table:table-cell office:value-type="string">
                <text:p text:id="'Opinião sobre FebraceV'.A525:'Opinião sobre FebraceV'.A530">Concordo totalmente</text:p>
              </table:table-cell>
              <table:table-cell office:value-type="float" office:value="0.528846153846154">
                <text:p text:id="'Opinião sobre FebraceV'.B525:'Opinião sobre FebraceV'.B530">0.528846153846154</text:p>
              </table:table-cell>
            </table:table-row>
            <table:table-row>
              <table:table-cell office:value-type="string">
                <text:p>Concordo</text:p>
              </table:table-cell>
              <table:table-cell office:value-type="float" office:value="0.353846153846154">
                <text:p>0.353846153846154</text:p>
              </table:table-cell>
            </table:table-row>
            <table:table-row>
              <table:table-cell office:value-type="string">
                <text:p>Neutro</text:p>
              </table:table-cell>
              <table:table-cell office:value-type="float" office:value="0.0557692307692308">
                <text:p>0.0557692307692308</text:p>
              </table:table-cell>
            </table:table-row>
            <table:table-row>
              <table:table-cell office:value-type="string">
                <text:p>Discordo</text:p>
              </table:table-cell>
              <table:table-cell office:value-type="float" office:value="0.00192307692307692">
                <text:p>0.00192307692307692</text:p>
              </table:table-cell>
            </table:table-row>
            <table:table-row>
              <table:table-cell office:value-type="string">
                <text:p>Discordo totalmente</text:p>
              </table:table-cell>
              <table:table-cell office:value-type="float" office:value="0.00384615384615385">
                <text:p>0.00384615384615385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557692307692308">
                <text:p>0.05576923076923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2.258cm" svg:height="10.726cm" chart:class="chart:circle" chart:style-name="ch1">
        <chart:legend chart:legend-position="end" svg:x="9.208cm" svg:y="3.826cm" chart:style-name="ch2"/>
        <chart:plot-area chart:style-name="ch3" table:cell-range-address="'Opinião sobre FebraceV'.A525:'Opinião sobre FebraceV'.A530 'Opinião sobre FebraceV'.C524:'Opinião sobre FebraceV'.C530" chart:data-source-has-labels="both" svg:x="0.244cm" svg:y="0.214cm" svg:width="8.889cm" svg:height="10.08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Opinião sobre FebraceV'.A525:'Opinião sobre FebraceV'.A53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Opinião sobre FebraceV'.C525:'Opinião sobre FebraceV'.C530" chart:label-cell-address="'Opinião sobre FebraceV'.C524:'Opinião sobre FebraceV'.C52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pinião sobre FebraceV'.C524:'Opinião sobre FebraceV'.C524">Pergunta 2</text:p>
              </table:table-cell>
            </table:table-row>
          </table:table-header-rows>
          <table:table-rows>
            <table:table-row>
              <table:table-cell office:value-type="string">
                <text:p text:id="'Opinião sobre FebraceV'.A525:'Opinião sobre FebraceV'.A530">Concordo totalmente</text:p>
              </table:table-cell>
              <table:table-cell office:value-type="float" office:value="0.205769230769231">
                <text:p text:id="'Opinião sobre FebraceV'.C525:'Opinião sobre FebraceV'.C530">0.205769230769231</text:p>
              </table:table-cell>
            </table:table-row>
            <table:table-row>
              <table:table-cell office:value-type="string">
                <text:p>Concordo</text:p>
              </table:table-cell>
              <table:table-cell office:value-type="float" office:value="0.430769230769231">
                <text:p>0.430769230769231</text:p>
              </table:table-cell>
            </table:table-row>
            <table:table-row>
              <table:table-cell office:value-type="string">
                <text:p>Neutro</text:p>
              </table:table-cell>
              <table:table-cell office:value-type="float" office:value="0.209615384615385">
                <text:p>0.209615384615385</text:p>
              </table:table-cell>
            </table:table-row>
            <table:table-row>
              <table:table-cell office:value-type="string">
                <text:p>Discordo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Discordo totalmente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538461538461539">
                <text:p>0.05384615384615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2.212cm" svg:height="10.685cm" chart:class="chart:circle" chart:style-name="ch1">
        <chart:legend chart:legend-position="end" svg:x="9.162cm" svg:y="3.804cm" chart:style-name="ch2"/>
        <chart:plot-area chart:style-name="ch3" table:cell-range-address="'Opinião sobre FebraceV'.A525:'Opinião sobre FebraceV'.A530 'Opinião sobre FebraceV'.D524:'Opinião sobre FebraceV'.D530" chart:data-source-has-labels="both" svg:x="0.243cm" svg:y="0.212cm" svg:width="8.846cm" svg:height="10.04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Opinião sobre FebraceV'.A525:'Opinião sobre FebraceV'.A53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Opinião sobre FebraceV'.D525:'Opinião sobre FebraceV'.D530" chart:label-cell-address="'Opinião sobre FebraceV'.D524:'Opinião sobre FebraceV'.D52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pinião sobre FebraceV'.D524:'Opinião sobre FebraceV'.D524">Pergunta 3</text:p>
              </table:table-cell>
            </table:table-row>
          </table:table-header-rows>
          <table:table-rows>
            <table:table-row>
              <table:table-cell office:value-type="string">
                <text:p text:id="'Opinião sobre FebraceV'.A525:'Opinião sobre FebraceV'.A530">Concordo totalmente</text:p>
              </table:table-cell>
              <table:table-cell office:value-type="float" office:value="0.209615384615385">
                <text:p text:id="'Opinião sobre FebraceV'.D525:'Opinião sobre FebraceV'.D530">0.209615384615385</text:p>
              </table:table-cell>
            </table:table-row>
            <table:table-row>
              <table:table-cell office:value-type="string">
                <text:p>Concordo</text:p>
              </table:table-cell>
              <table:table-cell office:value-type="float" office:value="0.426923076923077">
                <text:p>0.426923076923077</text:p>
              </table:table-cell>
            </table:table-row>
            <table:table-row>
              <table:table-cell office:value-type="string">
                <text:p>Neutro</text:p>
              </table:table-cell>
              <table:table-cell office:value-type="float" office:value="0.207692307692308">
                <text:p>0.207692307692308</text:p>
              </table:table-cell>
            </table:table-row>
            <table:table-row>
              <table:table-cell office:value-type="string">
                <text:p>Discordo</text:p>
              </table:table-cell>
              <table:table-cell office:value-type="float" office:value="0.0711538461538462">
                <text:p>0.0711538461538462</text:p>
              </table:table-cell>
            </table:table-row>
            <table:table-row>
              <table:table-cell office:value-type="string">
                <text:p>Discordo totalmente</text:p>
              </table:table-cell>
              <table:table-cell office:value-type="float" office:value="0.0288461538461538">
                <text:p>0.0288461538461538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557692307692308">
                <text:p>0.05576923076923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2.277cm" svg:height="9.582cm" chart:class="chart:bar" chart:style-name="ch1">
        <chart:legend chart:legend-position="end" svg:x="9.054cm" svg:y="3.947cm" chart:style-name="ch2"/>
        <chart:plot-area chart:style-name="ch3" table:cell-range-address="Escola.A525:Escola.B528" chart:data-source-has-labels="row" svg:x="0.245cm" svg:y="0.191cm" svg:width="8.565cm" svg:height="9.00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Escola.B525:Escola.B525" chart:label-cell-address="Escola.A525:Escola.A525" chart:class="chart:bar">
            <chart:data-point/>
          </chart:series>
          <chart:series chart:style-name="ch9" chart:values-cell-range-address="Escola.B526:Escola.B526" chart:label-cell-address="Escola.A526:Escola.A526" chart:class="chart:bar">
            <chart:data-point/>
          </chart:series>
          <chart:series chart:style-name="ch10" chart:values-cell-range-address="Escola.B527:Escola.B527" chart:label-cell-address="Escola.A527:Escola.A527" chart:class="chart:bar">
            <chart:data-point/>
          </chart:series>
          <chart:series chart:style-name="ch11" chart:values-cell-range-address="Escola.B528:Escola.B528" chart:label-cell-address="Escola.A528:Escola.A528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Escola.A525:Escola.A525">Particular</text:p>
              </table:table-cell>
              <table:table-cell office:value-type="string">
                <text:p text:id="Escola.A526:Escola.A526">Pública</text:p>
              </table:table-cell>
              <table:table-cell office:value-type="string">
                <text:p text:id="Escola.A527:Escola.A527">Fundação</text:p>
              </table:table-cell>
              <table:table-cell office:value-type="string">
                <text:p text:id="Escola.A528:Escola.A528">Não responderam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351923076923077">
                <text:p text:id="Escola.B525:Escola.B525">0.351923076923077</text:p>
              </table:table-cell>
              <table:table-cell office:value-type="float" office:value="0.475">
                <text:p text:id="Escola.B526:Escola.B526">0.475</text:p>
              </table:table-cell>
              <table:table-cell office:value-type="float" office:value="0.15">
                <text:p text:id="Escola.B527:Escola.B527">0.15</text:p>
              </table:table-cell>
              <table:table-cell office:value-type="float" office:value="0.023076923076923">
                <text:p text:id="Escola.B528:Escola.B528">0.02307692307692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color="#ffd320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579d1c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2.692cm" svg:height="11.247cm" chart:class="chart:bar" chart:style-name="ch1">
        <chart:legend chart:legend-position="end" svg:x="9.461cm" svg:y="4.432cm" chart:style-name="ch2"/>
        <chart:plot-area chart:style-name="ch3" table:cell-range-address="Participante.A524:Participante.B529" chart:data-source-has-labels="both" svg:x="0.253cm" svg:y="0.224cm" svg:width="8.956cm" svg:height="10.57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Participante.B524:Participante.B52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Participante.B525:Participante.B525" chart:label-cell-address="Participante.A525:Participante.A525" chart:class="chart:bar">
            <chart:data-point/>
          </chart:series>
          <chart:series chart:style-name="ch9" chart:values-cell-range-address="Participante.B526:Participante.B526" chart:label-cell-address="Participante.A526:Participante.A526" chart:class="chart:bar">
            <chart:data-point/>
          </chart:series>
          <chart:series chart:style-name="ch10" chart:values-cell-range-address="Participante.B527:Participante.B527" chart:label-cell-address="Participante.A527:Participante.A527" chart:class="chart:bar">
            <chart:data-point/>
          </chart:series>
          <chart:series chart:style-name="ch11" chart:values-cell-range-address="Participante.B528:Participante.B528" chart:label-cell-address="Participante.A528:Participante.A528" chart:class="chart:bar">
            <chart:data-point/>
          </chart:series>
          <chart:series chart:style-name="ch12" chart:values-cell-range-address="Participante.B529:Participante.B529" chart:label-cell-address="Participante.A529:Participante.A529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articipante.A525:Participante.A525">Finalista</text:p>
              </table:table-cell>
              <table:table-cell office:value-type="string">
                <text:p text:id="Participante.A526:Participante.A526">Orientador / Co-orientador</text:p>
              </table:table-cell>
              <table:table-cell office:value-type="string">
                <text:p text:id="Participante.A527:Participante.A527">Acompanhante</text:p>
              </table:table-cell>
              <table:table-cell office:value-type="string">
                <text:p text:id="Participante.A528:Participante.A528">Visitante</text:p>
              </table:table-cell>
              <table:table-cell office:value-type="string">
                <text:p text:id="Participante.A529:Participante.A529">Não responderam</text:p>
              </table:table-cell>
            </table:table-row>
          </table:table-header-rows>
          <table:table-rows>
            <table:table-row>
              <table:table-cell office:value-type="string">
                <text:p text:id="Participante.B524:Participante.B524">usuario</text:p>
              </table:table-cell>
              <table:table-cell office:value-type="float" office:value="0.711538461538462">
                <text:p text:id="Participante.B525:Participante.B525">0.711538461538462</text:p>
              </table:table-cell>
              <table:table-cell office:value-type="float" office:value="0.213461538461538">
                <text:p text:id="Participante.B526:Participante.B526">0.213461538461538</text:p>
              </table:table-cell>
              <table:table-cell office:value-type="float" office:value="0.0423076923076923">
                <text:p text:id="Participante.B527:Participante.B527">0.0423076923076923</text:p>
              </table:table-cell>
              <table:table-cell office:value-type="float" office:value="0.00576923076923077">
                <text:p text:id="Participante.B528:Participante.B528">0.00576923076923077</text:p>
              </table:table-cell>
              <table:table-cell office:value-type="float" office:value="0.0269230769230769">
                <text:p text:id="Participante.B529:Participante.B529">0.026923076923076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